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anifest.rdf" manifest:media-type="application/rdf+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
  <manifest:file-entry manifest:full-path="ObjectReplacements/Object 13" manifest:media-type=""/>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MSLTT10" svg:font-family="CMSLTT10"/>
    <style:font-face style:name="Consolas" svg:font-family="Consolas, 'Liberation Mono', Menlo, Courier, monospace"/>
    <style:font-face style:name="Mangal1" svg:font-family="Mangal"/>
    <style:font-face style:name="Open Sans" svg:font-family="'Open Sans', sans-serif"/>
    <style:font-face style:name="Courier New" svg:font-family="'Courier New', 'Courier New'" style:font-family-generic="roman"/>
    <style:font-face style:name="sans-serif" svg:font-family="sans-serif" style:font-family-generic="swiss"/>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office:font-face-decls>
  <office:automatic-styles>
    <style:style style:name="Table1" style:family="table">
      <style:table-properties style:width="7.3292in" fo:margin-left="-0.2458in" table:align="left"/>
    </style:style>
    <style:style style:name="Table1.A" style:family="table-column">
      <style:table-column-properties style:column-width="2.6875in"/>
    </style:style>
    <style:style style:name="Table1.B" style:family="table-column">
      <style:table-column-properties style:column-width="4.6417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fo:color="#800000" style:font-name="sans-serif" fo:font-size="18pt" style:font-size-asian="18pt" style:font-size-complex="18pt"/>
    </style:style>
    <style:style style:name="P2" style:family="paragraph" style:parent-style-name="Standard">
      <style:text-properties fo:color="#800000" style:font-name="sans-serif" fo:font-size="14pt" style:font-size-asian="12.25pt" style:font-size-complex="14pt"/>
    </style:style>
    <style:style style:name="P3" style:family="paragraph" style:parent-style-name="Standard">
      <style:text-properties fo:color="#800000" style:font-name="sans-serif" fo:font-size="14pt" style:font-size-asian="14pt" style:font-size-complex="14pt"/>
    </style:style>
    <style:style style:name="P4" style:family="paragraph" style:parent-style-name="Standard">
      <style:text-properties fo:color="#000000" style:font-name="sans-serif" fo:font-size="13pt" style:font-size-asian="13pt" style:font-size-complex="13pt"/>
    </style:style>
    <style:style style:name="P5" style:family="paragraph" style:parent-style-name="Standard">
      <style:text-properties fo:color="#000000" style:font-name="sans-serif" fo:font-size="10.5pt" style:font-size-asian="10.5pt" style:font-size-complex="10.5pt"/>
    </style:style>
    <style:style style:name="P6" style:family="paragraph" style:parent-style-name="Standard">
      <style:text-properties fo:color="#000000" style:font-name="sans-serif" fo:font-size="10.5pt" officeooo:rsid="000941cc" officeooo:paragraph-rsid="000941cc" style:font-size-asian="10.5pt" style:font-size-complex="10.5pt"/>
    </style:style>
    <style:style style:name="P7" style:family="paragraph" style:parent-style-name="Standard">
      <style:text-properties fo:color="#000000" style:font-name="sans-serif" fo:font-size="10.5pt" officeooo:rsid="000941cc" officeooo:paragraph-rsid="000a5484" style:font-size-asian="10.5pt" style:font-size-complex="10.5pt"/>
    </style:style>
    <style:style style:name="P8" style:family="paragraph" style:parent-style-name="Standard">
      <style:text-properties fo:color="#000000" style:font-name="sans-serif" fo:font-size="10.5pt" officeooo:rsid="000a5484" officeooo:paragraph-rsid="000a5484" style:font-size-asian="10.5pt" style:font-size-complex="10.5pt"/>
    </style:style>
    <style:style style:name="P9" style:family="paragraph" style:parent-style-name="Standard">
      <style:text-properties fo:color="#000000" style:font-name="sans-serif" fo:font-size="12pt" style:font-size-asian="12pt" style:font-size-complex="12pt"/>
    </style:style>
    <style:style style:name="P10" style:family="paragraph" style:parent-style-name="Standard">
      <style:text-properties fo:color="#000000" style:font-name="sans-serif" fo:font-size="12pt" style:text-underline-style="none" style:font-size-asian="12pt" style:font-size-complex="12pt"/>
    </style:style>
    <style:style style:name="P11" style:family="paragraph" style:parent-style-name="Standard">
      <style:text-properties fo:color="#000000" style:font-name="sans-serif" fo:font-size="12pt" fo:font-style="normal" style:text-underline-style="none" style:font-size-asian="12pt" style:font-style-asian="normal" style:font-size-complex="12pt" style:font-style-complex="normal"/>
    </style:style>
    <style:style style:name="P12" style:family="paragraph" style:parent-style-name="Standard">
      <style:text-properties fo:color="#000000" style:font-name="sans-serif" fo:font-size="12pt" fo:font-style="normal" style:text-underline-style="none" officeooo:rsid="000941cc" officeooo:paragraph-rsid="000941cc" style:font-size-asian="12pt" style:font-style-asian="normal" style:font-size-complex="12pt" style:font-style-complex="normal"/>
    </style:style>
    <style:style style:name="P13" style:family="paragraph" style:parent-style-name="Standard">
      <style:text-properties fo:color="#000000" style:font-name="sans-serif" fo:font-size="12pt" style:font-size-asian="10.5pt" style:font-size-complex="12pt"/>
    </style:style>
    <style:style style:name="P14" style:family="paragraph" style:parent-style-name="Standard">
      <style:paragraph-properties fo:text-align="start" style:justify-single-word="false" style:text-autospace="none"/>
      <style:text-properties fo:color="#000000" style:font-name="SimSun" fo:font-size="10.5pt" style:font-name-asian="CMSLTT10" style:font-size-asian="10.5pt" style:font-name-complex="CMSLTT10" style:font-size-complex="10.5pt"/>
    </style:style>
    <style:style style:name="P15" style:family="paragraph" style:parent-style-name="Standard">
      <style:paragraph-properties style:text-autospace="none"/>
      <style:text-properties fo:color="#000000" style:font-name="SimSun" fo:font-size="10.5pt" style:font-size-asian="10.5pt" style:font-size-complex="10.5pt"/>
    </style:style>
    <style:style style:name="P16" style:family="paragraph" style:parent-style-name="Standard">
      <style:text-properties style:font-name="sans-serif"/>
    </style:style>
    <style:style style:name="P17" style:family="paragraph" style:parent-style-name="Standard">
      <style:text-properties style:font-name="sans-serif" fo:font-size="18pt" style:font-size-asian="18pt" style:font-size-complex="18pt"/>
    </style:style>
    <style:style style:name="P18" style:family="paragraph" style:parent-style-name="Standard">
      <style:text-properties style:font-name="sans-serif" fo:font-size="13pt" style:font-size-asian="11.3500003814697pt" style:font-size-complex="13pt"/>
    </style:style>
    <style:style style:name="P19" style:family="paragraph" style:parent-style-name="Standard">
      <style:text-properties style:font-name="sans-serif" fo:font-size="14pt" style:font-size-asian="12.25pt" style:font-size-complex="14pt"/>
    </style:style>
    <style:style style:name="P20" style:family="paragraph" style:parent-style-name="Standard">
      <style:text-properties style:font-name="sans-serif" fo:font-size="10.5pt" style:font-size-asian="10.5pt" style:font-size-complex="10.5pt"/>
    </style:style>
    <style:style style:name="P21" style:family="paragraph" style:parent-style-name="Standard">
      <style:text-properties style:font-name="sans-serif" fo:font-size="10.5pt" style:font-size-asian="9.14999961853027pt" style:font-size-complex="10.5pt"/>
    </style:style>
    <style:style style:name="P22" style:family="paragraph" style:parent-style-name="Standard">
      <style:text-properties style:font-name="sans-serif" fo:font-size="12pt" style:font-size-asian="12pt" style:font-size-complex="12pt"/>
    </style:style>
    <style:style style:name="P23" style:family="paragraph" style:parent-style-name="Standard">
      <style:text-properties fo:color="#ff0066" style:font-name="sans-serif" fo:font-size="13pt" style:font-size-asian="13pt" style:font-size-complex="13pt"/>
    </style:style>
    <style:style style:name="P24" style:family="paragraph" style:parent-style-name="Standard">
      <style:text-properties fo:font-variant="normal" fo:text-transform="none" fo:color="#252525" style:font-name="sans-serif" fo:font-size="10.5pt" fo:letter-spacing="normal" fo:font-style="normal" fo:font-weight="normal"/>
    </style:style>
    <style:style style:name="P25" style:family="paragraph" style:parent-style-name="Standard">
      <style:text-properties fo:font-variant="normal" fo:text-transform="none" fo:color="#252525" style:font-name="sans-serif" fo:font-size="10.5pt" fo:letter-spacing="normal" fo:font-style="normal" fo:font-weight="normal" style:font-size-asian="12.25pt" style:font-size-complex="14pt"/>
    </style:style>
    <style:style style:name="P26" style:family="paragraph" style:parent-style-name="Standard">
      <style:text-properties fo:font-variant="normal" fo:text-transform="none" fo:color="#252525" style:font-name="sans-serif" fo:font-size="10.5pt" fo:letter-spacing="normal" fo:font-style="normal" fo:font-weight="normal" style:font-size-asian="18pt" style:font-size-complex="18pt"/>
    </style:style>
    <style:style style:name="P27" style:family="paragraph" style:parent-style-name="Standard">
      <style:paragraph-properties fo:text-align="center" style:justify-single-word="false"/>
      <style:text-properties fo:font-variant="normal" fo:text-transform="none" fo:color="#252525" style:font-name="sans-serif" fo:font-size="10.5pt" fo:letter-spacing="normal" fo:font-style="normal" fo:font-weight="normal" style:font-size-asian="18pt" style:font-size-complex="18pt"/>
    </style:style>
    <style:style style:name="P28" style:family="paragraph" style:parent-style-name="Standard">
      <style:paragraph-properties fo:text-align="start" style:justify-single-word="false"/>
      <style:text-properties fo:font-variant="normal" fo:text-transform="none" fo:color="#252525" style:font-name="sans-serif" fo:font-size="10.5pt" fo:letter-spacing="normal" fo:font-style="normal" fo:font-weight="normal" style:font-size-asian="18pt" style:font-size-complex="18pt"/>
    </style:style>
    <style:style style:name="P29" style:family="paragraph" style:parent-style-name="Standard">
      <style:text-properties fo:font-variant="normal" fo:text-transform="none" fo:color="#252525" style:font-name="sans-serif" fo:font-size="10.5pt" fo:letter-spacing="normal" fo:font-style="normal" fo:font-weight="normal" style:font-name-asian="CMSLTT10" style:font-size-asian="18pt" style:font-name-complex="CMSLTT10" style:font-size-complex="18pt"/>
    </style:style>
    <style:style style:name="P30" style:family="paragraph" style:parent-style-name="Standard">
      <style:text-properties fo:font-variant="normal" fo:text-transform="none" fo:color="#252525" style:font-name="sans-serif" fo:font-size="10.5pt" fo:letter-spacing="normal" fo:font-style="normal" fo:font-weight="normal" style:font-name-asian="CMSLTT10" style:font-size-asian="10.5pt" style:font-name-complex="CMSLTT10" style:font-size-complex="10.5pt"/>
    </style:style>
    <style:style style:name="P31" style:family="paragraph" style:parent-style-name="Standard">
      <style:paragraph-properties fo:text-align="center" style:justify-single-word="false"/>
      <style:text-properties fo:font-variant="normal" fo:text-transform="none" fo:color="#252525" style:font-name="sans-serif" fo:font-size="10.5pt" fo:letter-spacing="normal" fo:font-style="normal" fo:font-weight="normal" style:font-name-asian="CMSLTT10" style:font-size-asian="10.5pt" style:font-name-complex="CMSLTT10" style:font-size-complex="10.5pt"/>
    </style:style>
    <style:style style:name="P32" style:family="paragraph" style:parent-style-name="Standard">
      <style:paragraph-properties fo:text-align="start" style:justify-single-word="false"/>
      <style:text-properties fo:font-variant="normal" fo:text-transform="none" fo:color="#252525" style:font-name="sans-serif" fo:font-size="10.5pt" fo:letter-spacing="normal" fo:font-style="normal" fo:font-weight="normal" style:font-name-asian="CMSLTT10" style:font-size-asian="10.5pt" style:font-name-complex="CMSLTT10" style:font-size-complex="10.5pt"/>
    </style:style>
    <style:style style:name="P33" style:family="paragraph" style:parent-style-name="Standard">
      <style:paragraph-properties fo:text-align="start" style:justify-single-word="false" style:text-autospace="none"/>
      <style:text-properties fo:font-variant="normal" fo:text-transform="none" fo:color="#252525" style:font-name="sans-serif" fo:font-size="10.5pt" fo:letter-spacing="normal" fo:font-style="normal" fo:font-weight="normal" style:font-name-asian="CMSLTT10" style:font-size-asian="10.5pt" style:font-name-complex="CMSLTT10" style:font-size-complex="10.5pt"/>
    </style:style>
    <style:style style:name="P34" style:family="paragraph" style:parent-style-name="Standard">
      <style:text-properties fo:font-variant="normal" fo:text-transform="none" fo:color="#252525" style:font-name="sans-serif" fo:font-size="12pt" fo:letter-spacing="normal" fo:font-style="normal" fo:font-weight="normal" style:font-size-asian="12pt" style:font-size-complex="12pt"/>
    </style:style>
    <style:style style:name="P35" style:family="paragraph" style:parent-style-name="Standard">
      <style:text-properties fo:font-variant="normal" fo:text-transform="none" fo:color="#252525" style:font-name="sans-serif" fo:font-size="12pt" fo:letter-spacing="normal" fo:font-style="normal" fo:font-weight="normal" style:font-name-asian="CMSLTT10" style:font-size-asian="12pt" style:font-name-complex="CMSLTT10" style:font-size-complex="12pt"/>
    </style:style>
    <style:style style:name="P36" style:family="paragraph" style:parent-style-name="Standard">
      <style:paragraph-properties fo:text-align="start" style:justify-single-word="false"/>
      <style:text-properties fo:font-variant="normal" fo:text-transform="none" fo:color="#252525" style:font-name="sans-serif" fo:font-size="12pt" fo:letter-spacing="normal" fo:font-style="normal" fo:font-weight="normal" style:font-name-asian="CMSLTT10" style:font-size-asian="12pt" style:font-name-complex="CMSLTT10" style:font-size-complex="12pt"/>
    </style:style>
    <style:style style:name="P37" style:family="paragraph" style:parent-style-name="Standard">
      <style:text-properties fo:font-variant="normal" fo:text-transform="none" fo:color="#252525" style:font-name="SimSun" fo:font-size="10pt" fo:letter-spacing="normal" fo:font-style="normal" fo:font-weight="normal" style:font-name-asian="CMSLTT10" style:font-size-asian="10pt" style:font-name-complex="CMSLTT10" style:font-size-complex="10pt"/>
    </style:style>
    <style:style style:name="P38" style:family="paragraph" style:parent-style-name="Standard">
      <style:paragraph-properties fo:text-align="start" style:justify-single-word="false"/>
      <style:text-properties fo:font-variant="normal" fo:text-transform="none" fo:color="#252525" style:font-name="SimSun" fo:font-size="10pt" fo:letter-spacing="normal" fo:font-style="normal" fo:font-weight="normal" style:font-name-asian="CMSLTT10" style:font-size-asian="10pt" style:font-name-complex="CMSLTT10" style:font-size-complex="10pt"/>
    </style:style>
    <style:style style:name="P39" style:family="paragraph" style:parent-style-name="Standard">
      <style:paragraph-properties fo:text-align="center" style:justify-single-word="false"/>
      <style:text-properties fo:font-variant="normal" fo:text-transform="none" fo:color="#252525" style:font-name="SimSun" fo:font-size="10.5pt" fo:letter-spacing="normal" fo:font-style="normal" fo:font-weight="normal" style:font-name-asian="CMSLTT10" style:font-size-asian="10.5pt" style:font-name-complex="CMSLTT10" style:font-size-complex="10.5pt"/>
    </style:style>
    <style:style style:name="P40" style:family="paragraph" style:parent-style-name="Standard">
      <style:paragraph-properties fo:text-align="start" style:justify-single-word="false"/>
      <style:text-properties fo:font-variant="normal" fo:text-transform="none" fo:color="#252525" style:font-name="SimSun" fo:font-size="10.5pt" fo:letter-spacing="normal" fo:font-style="normal" fo:font-weight="normal" style:font-name-asian="CMSLTT10" style:font-size-asian="10.5pt" style:font-name-complex="CMSLTT10" style:font-size-complex="10.5pt"/>
    </style:style>
    <style:style style:name="P41" style:family="paragraph" style:parent-style-name="Standard">
      <style:text-properties fo:font-variant="normal" fo:text-transform="none" fo:color="#000000" style:font-name="sans-serif" fo:font-size="10.5pt" fo:letter-spacing="normal" fo:font-style="normal" fo:font-weight="normal" style:font-size-asian="10.5pt" style:font-style-asian="normal" style:font-size-complex="10.5pt" style:font-style-complex="normal"/>
    </style:style>
    <style:style style:name="P42" style:family="paragraph" style:parent-style-name="Standard">
      <style:text-properties fo:font-variant="normal" fo:text-transform="none" fo:color="#000000" style:font-name="SimSun" fo:font-size="10.5pt" fo:letter-spacing="normal" fo:font-style="normal" fo:font-weight="normal" style:font-name-asian="CMSLTT10" style:font-size-asian="10.5pt" style:font-name-complex="CMSLTT10" style:font-size-complex="10.5pt"/>
    </style:style>
    <style:style style:name="P43" style:family="paragraph" style:parent-style-name="Standard">
      <style:text-properties fo:font-variant="normal" fo:text-transform="none" fo:color="#191970" style:font-name="SimSun" fo:font-size="9pt" fo:letter-spacing="normal" fo:font-style="normal" fo:font-weight="normal" style:font-name-asian="CMSLTT10" style:font-size-asian="9pt" style:font-style-asian="normal" style:font-name-complex="CMSLTT10" style:font-size-complex="9pt" style:font-style-complex="normal"/>
    </style:style>
    <style:style style:name="P44" style:family="paragraph" style:parent-style-name="Standard">
      <style:text-properties fo:color="#ff0000" style:font-name="sans-serif" fo:font-size="12pt" style:font-size-asian="12pt" style:font-size-complex="12pt"/>
    </style:style>
    <style:style style:name="P45" style:family="paragraph" style:parent-style-name="Standard">
      <style:text-properties fo:color="#1f1f1f" style:font-name="SimSun" fo:font-size="10.5pt" style:font-size-asian="10.5pt" style:font-size-complex="10.5pt"/>
    </style:style>
    <style:style style:name="P46" style:family="paragraph" style:parent-style-name="Standard">
      <style:text-properties fo:color="#1f1f1f" style:text-line-through-style="none" style:text-line-through-type="none" style:font-name="SimSun" fo:font-size="10.5pt" style:text-underline-style="none" style:font-name-asian="Courier New" style:font-size-asian="10.5pt" style:font-name-complex="Courier New" style:font-size-complex="10.5pt"/>
    </style:style>
    <style:style style:name="P47" style:family="paragraph" style:parent-style-name="Standard">
      <style:text-properties fo:color="#1f1f1f" style:text-line-through-style="none" style:text-line-through-type="none" style:font-name="sans-serif" fo:font-size="10.5pt" style:text-underline-style="none" style:font-name-asian="Courier New" style:font-size-asian="10.5pt" style:font-name-complex="Courier New" style:font-size-complex="10.5pt"/>
    </style:style>
    <style:style style:name="P48" style:family="paragraph" style:parent-style-name="Standard">
      <style:text-properties fo:color="#252525" style:font-name="sans-serif" fo:font-size="10.5pt" style:font-size-asian="18pt" style:font-size-complex="18pt"/>
    </style:style>
    <style:style style:name="P49" style:family="paragraph" style:parent-style-name="Standard">
      <style:paragraph-properties fo:text-align="start" style:justify-single-word="false"/>
      <style:text-properties fo:color="#252525" style:font-name="CMSLTT10" fo:font-size="10pt" style:font-name-asian="CMSLTT10" style:font-size-asian="10pt" style:font-name-complex="CMSLTT10" style:font-size-complex="10pt"/>
    </style:style>
    <style:style style:name="P50" style:family="paragraph" style:parent-style-name="Standard">
      <style:paragraph-properties fo:text-align="start" style:justify-single-word="false" style:text-autospace="none"/>
      <style:text-properties style:font-name="SimSun" fo:font-size="10pt" style:font-name-asian="CMSLTT10" style:font-size-asian="10pt" style:font-name-complex="CMSLTT10" style:font-size-complex="10pt"/>
    </style:style>
    <style:style style:name="P51" style:family="paragraph" style:parent-style-name="Table_20_Contents">
      <style:text-properties style:font-name="sans-serif" fo:font-size="11pt" style:font-size-asian="11pt" style:font-size-complex="11pt"/>
    </style:style>
    <style:style style:name="P52" style:family="paragraph" style:parent-style-name="Table_20_Contents">
      <style:paragraph-properties fo:text-align="center" style:justify-single-word="false"/>
      <style:text-properties style:font-name="sans-serif" fo:font-size="11pt" style:font-size-asian="11pt" style:font-size-complex="11pt"/>
    </style:style>
    <style:style style:name="P53" style:family="paragraph" style:parent-style-name="Text_20_body">
      <style:paragraph-properties fo:margin-left="0in" fo:margin-right="0in" fo:margin-top="0in" fo:margin-bottom="0.0102in" style:contextual-spacing="false" style:line-height-at-least="0.2291in" fo:widows="1" fo:text-indent="0in" style:auto-text-indent="false"/>
      <style:text-properties fo:font-variant="normal" fo:text-transform="none" fo:color="#000000" style:font-name="sans-serif" fo:font-size="10.5pt" fo:letter-spacing="normal" fo:font-style="normal" fo:font-weight="normal" style:font-size-asian="10.5pt" style:font-size-complex="10.5pt"/>
    </style:style>
    <style:style style:name="P54" style:family="paragraph" style:parent-style-name="Standard" style:master-page-name="">
      <style:paragraph-properties fo:margin-left="0in" fo:margin-right="0in" fo:text-indent="0in" style:auto-text-indent="false" style:page-number="auto"/>
      <style:text-properties fo:color="#000000" style:font-name="sans-serif" fo:font-size="12pt" style:font-size-asian="12pt" style:font-size-complex="12pt"/>
    </style:style>
    <style:style style:name="P55" style:family="paragraph" style:parent-style-name="Standard">
      <style:paragraph-properties fo:margin-left="0in" fo:margin-right="0in" fo:text-indent="0in" style:auto-text-indent="false"/>
      <style:text-properties style:font-name="sans-serif" fo:font-size="10.5pt" style:font-size-asian="9.14999961853027pt" style:font-size-complex="10.5pt"/>
    </style:style>
    <style:style style:name="P56" style:family="paragraph" style:parent-style-name="Text_20_body">
      <style:paragraph-properties fo:margin-top="0in" fo:margin-bottom="0in" style:contextual-spacing="false"/>
      <style:text-properties fo:font-variant="normal" fo:text-transform="none" fo:color="#000000" style:font-name="sans-serif" fo:font-size="10.5pt" fo:letter-spacing="normal" fo:font-style="normal" fo:font-weight="bold" style:font-size-asian="10.5pt" style:font-size-complex="10.5pt"/>
    </style:style>
    <style:style style:name="P57" style:family="paragraph" style:parent-style-name="Text_20_body">
      <style:paragraph-properties fo:margin-top="0.0791in" fo:margin-bottom="0.0791in" style:contextual-spacing="false"/>
      <style:text-properties fo:font-variant="normal" fo:text-transform="none" fo:color="#000000" style:font-name="sans-serif" fo:font-size="10.5pt" fo:letter-spacing="normal" fo:font-style="normal" fo:font-weight="normal" style:font-size-asian="10.5pt" style:font-size-complex="10.5pt"/>
    </style:style>
    <style:style style:name="P58" style:family="paragraph" style:parent-style-name="Heading_20_3">
      <style:paragraph-properties fo:margin-top="0.0575in" fo:margin-bottom="0.0437in" style:contextual-spacing="false"/>
      <style:text-properties fo:font-variant="normal" fo:text-transform="none" fo:color="#343434" style:font-name="Open Sans" fo:font-size="10pt" fo:letter-spacing="normal" fo:font-style="normal" fo:font-weight="bold" style:font-size-asian="10pt" style:font-size-complex="10pt"/>
    </style:style>
    <style:style style:name="P59" style:family="paragraph" style:parent-style-name="Standard">
      <style:paragraph-properties style:writing-mode="lr-tb"/>
      <style:text-properties fo:font-variant="normal" fo:text-transform="none" fo:color="#000000" style:font-name="sans-serif" fo:font-size="10.5pt" fo:letter-spacing="normal" fo:font-style="normal" fo:font-weight="normal" style:font-size-asian="10.5pt" style:font-style-asian="normal" style:font-size-complex="10.5pt" style:font-style-complex="normal"/>
    </style:style>
    <style:style style:name="P60" style:family="paragraph" style:parent-style-name="Standard" style:list-style-name="L1">
      <style:text-properties fo:color="#000000" style:font-name="sans-serif" fo:font-size="10.5pt" style:font-size-asian="10.5pt" style:font-size-complex="10.5pt"/>
    </style:style>
    <style:style style:name="P61" style:family="paragraph" style:parent-style-name="Standard">
      <style:paragraph-properties fo:text-align="center" style:justify-single-word="false"/>
      <style:text-properties fo:color="#000000" style:font-name="sans-serif" fo:font-size="10.5pt" officeooo:rsid="000a5484" officeooo:paragraph-rsid="000d32ff" style:font-size-asian="10.5pt" style:font-size-complex="10.5pt"/>
    </style:style>
    <style:style style:name="P62" style:family="paragraph" style:parent-style-name="Standard">
      <style:text-properties fo:color="#000000" style:font-name="sans-serif" fo:font-size="10.5pt" officeooo:rsid="000d32ff" officeooo:paragraph-rsid="000d32ff" style:font-size-asian="10.5pt" style:font-size-complex="10.5pt"/>
    </style:style>
    <style:style style:name="P63" style:family="paragraph" style:parent-style-name="Standard">
      <style:text-properties fo:color="#000000" style:font-name="sans-serif" fo:font-size="10.5pt" fo:font-style="normal" officeooo:rsid="000a5484" officeooo:paragraph-rsid="000a5484" style:font-size-asian="10.5pt" style:font-style-asian="normal" style:font-size-complex="10.5pt" style:font-style-complex="normal"/>
    </style:style>
    <style:style style:name="P64" style:family="paragraph" style:parent-style-name="Standard">
      <style:paragraph-properties fo:text-align="center" style:justify-single-word="false"/>
      <style:text-properties fo:color="#000000" style:font-name="sans-serif" fo:font-size="10.5pt" fo:font-style="normal" officeooo:rsid="000a5484" officeooo:paragraph-rsid="000a5484" style:font-size-asian="10.5pt" style:font-style-asian="normal" style:font-size-complex="10.5pt" style:font-style-complex="normal"/>
    </style:style>
    <style:style style:name="P65" style:family="paragraph" style:parent-style-name="Standard">
      <style:paragraph-properties fo:text-align="center" style:justify-single-word="false"/>
      <style:text-properties fo:color="#000000" style:font-name="sans-serif" fo:font-size="10.5pt" fo:font-style="normal" officeooo:rsid="000a7fb7" officeooo:paragraph-rsid="000a7fb7" style:font-size-asian="10.5pt" style:font-style-asian="normal" style:font-size-complex="10.5pt" style:font-style-complex="normal"/>
    </style:style>
    <style:style style:name="P66" style:family="paragraph" style:parent-style-name="Standard" style:list-style-name="L8">
      <style:text-properties fo:color="#000000" style:font-name="sans-serif" fo:font-size="12pt" fo:font-style="normal" style:text-underline-style="none" officeooo:rsid="000941cc" officeooo:paragraph-rsid="000beb19" style:font-size-asian="12pt" style:font-style-asian="normal" style:font-size-complex="12pt" style:font-style-complex="normal"/>
    </style:style>
    <style:style style:name="P67" style:family="paragraph" style:parent-style-name="Standard">
      <style:text-properties style:font-name="sans-serif" fo:font-size="10.5pt" style:font-size-asian="10.5pt" style:font-size-complex="10.5pt"/>
    </style:style>
    <style:style style:name="P68" style:family="paragraph" style:parent-style-name="Standard" style:list-style-name="L3">
      <style:text-properties style:font-name="sans-serif" fo:font-size="10.5pt" style:font-size-asian="10.5pt" style:font-size-complex="10.5pt"/>
    </style:style>
    <style:style style:name="P69" style:family="paragraph" style:parent-style-name="Standard" style:list-style-name="L4">
      <style:text-properties style:font-name="sans-serif" fo:font-size="10.5pt" style:font-size-asian="9.14999961853027pt" style:font-size-complex="10.5pt"/>
    </style:style>
    <style:style style:name="P70" style:family="paragraph" style:parent-style-name="Standard" style:list-style-name="L10">
      <style:text-properties style:font-name="sans-serif" fo:font-size="12pt" style:font-size-asian="12pt" style:font-size-complex="12pt"/>
    </style:style>
    <style:style style:name="P71" style:family="paragraph" style:parent-style-name="Standard" style:list-style-name="L10">
      <style:text-properties style:font-name="sans-serif" fo:font-size="12pt" officeooo:rsid="000958fa" officeooo:paragraph-rsid="000958fa" style:font-size-asian="12pt" style:font-size-complex="12pt"/>
    </style:style>
    <style:style style:name="P72" style:family="paragraph" style:parent-style-name="Standard" style:list-style-name="L10">
      <style:text-properties style:font-name="sans-serif" fo:font-size="12pt" officeooo:rsid="000941cc" officeooo:paragraph-rsid="000941cc" style:font-size-asian="12pt" style:font-size-complex="12pt"/>
    </style:style>
    <style:style style:name="P73" style:family="paragraph" style:parent-style-name="Standard">
      <style:text-properties fo:font-variant="normal" fo:text-transform="none" fo:color="#000000" style:font-name="sans-serif" fo:font-size="10.5pt" fo:letter-spacing="normal" fo:font-style="normal" fo:font-weight="normal" style:font-size-asian="10.5pt" style:font-style-asian="normal" style:font-size-complex="10.5pt" style:font-style-complex="normal"/>
    </style:style>
    <style:style style:name="P74" style:family="paragraph" style:parent-style-name="Standard" style:list-style-name="L5">
      <style:text-properties fo:font-variant="normal" fo:text-transform="none" fo:color="#000000" style:font-name="sans-serif" fo:font-size="10.5pt" fo:letter-spacing="normal" fo:font-style="normal" fo:font-weight="normal" style:font-size-asian="10.5pt" style:font-style-asian="normal" style:font-size-complex="10.5pt" style:font-style-complex="normal"/>
    </style:style>
    <style:style style:name="P75" style:family="paragraph" style:parent-style-name="Standard" style:list-style-name="L6">
      <style:text-properties fo:font-variant="normal" fo:text-transform="none" fo:color="#000000" style:font-name="sans-serif" fo:font-size="10.5pt" fo:letter-spacing="normal" fo:font-style="normal" fo:font-weight="normal" style:font-size-asian="10.5pt" style:font-style-asian="normal" style:font-size-complex="10.5pt" style:font-style-complex="normal"/>
    </style:style>
    <style:style style:name="P76" style:family="paragraph" style:parent-style-name="Standard">
      <style:text-properties fo:color="#ff0066" style:font-name="sans-serif" fo:font-size="13pt" style:font-size-asian="13pt" style:font-size-complex="13pt"/>
    </style:style>
    <style:style style:name="P77" style:family="paragraph" style:parent-style-name="Standard">
      <style:text-properties fo:color="#ff0066" style:font-name="sans-serif" fo:font-size="13pt" officeooo:paragraph-rsid="000d32ff" style:font-size-asian="13pt" style:font-size-complex="13pt"/>
    </style:style>
    <style:style style:name="P78" style:family="paragraph" style:parent-style-name="Standard" style:list-style-name="L4" style:master-page-name="">
      <style:paragraph-properties fo:margin-left="0in" fo:margin-right="0in" fo:text-indent="0in" style:auto-text-indent="false" style:page-number="auto"/>
      <style:text-properties style:font-name="sans-serif" fo:font-size="10.5pt" style:font-size-asian="9.14999961853027pt" style:font-size-complex="10.5pt"/>
    </style:style>
    <style:style style:name="P79" style:family="paragraph" style:parent-style-name="Standard" style:list-style-name="L5">
      <style:paragraph-properties style:writing-mode="lr-tb"/>
      <style:text-properties fo:font-variant="normal" fo:text-transform="none" fo:color="#000000" style:font-name="sans-serif" fo:font-size="10.5pt" fo:letter-spacing="normal" fo:font-style="normal" fo:font-weight="normal" style:font-size-asian="10.5pt" style:font-style-asian="normal" style:font-size-complex="10.5pt" style:font-style-complex="normal"/>
    </style:style>
    <style:style style:name="P80" style:family="paragraph" style:parent-style-name="Text_20_body" style:list-style-name="L2">
      <style:paragraph-properties fo:margin-top="0in" fo:margin-bottom="0.1043in" style:contextual-spacing="false" style:line-height-at-least="0.2291in" fo:widows="1"/>
      <style:text-properties fo:font-variant="normal" fo:text-transform="none" fo:color="#000000" style:font-name="sans-serif" fo:font-size="10.5pt" fo:letter-spacing="normal" fo:font-style="normal" fo:font-weight="normal" style:font-size-asian="10.5pt" style:font-size-complex="10.5pt"/>
    </style:style>
    <style:style style:name="P81" style:family="paragraph" style:parent-style-name="Text_20_body">
      <style:paragraph-properties fo:margin-top="0in" fo:margin-bottom="0in" style:contextual-spacing="false"/>
      <style:text-properties fo:font-variant="normal" fo:text-transform="none" fo:color="#000000" style:font-name="sans-serif" fo:font-size="10.5pt" fo:letter-spacing="normal" fo:font-style="normal" fo:font-weight="normal" style:font-size-asian="10.5pt" style:font-size-complex="10.5pt"/>
    </style:style>
    <style:style style:name="P82" style:family="paragraph" style:parent-style-name="Table_20_Contents" style:list-style-name="L7">
      <style:text-properties style:font-name="sans-serif" fo:font-size="11pt" style:font-size-asian="11pt" style:font-size-complex="11pt"/>
    </style:style>
    <style:style style:name="P83" style:family="paragraph" style:parent-style-name="Table_20_Contents" style:list-style-name="L9">
      <style:text-properties style:font-name="sans-serif" fo:font-size="11pt" style:font-size-asian="11pt" style:font-size-complex="11pt"/>
    </style:style>
    <style:style style:name="P84" style:family="paragraph" style:parent-style-name="Table_20_Contents" style:list-style-name="L9">
      <style:text-properties style:font-name="sans-serif" fo:font-size="11pt" officeooo:paragraph-rsid="000941cc" style:font-size-asian="11pt" style:font-size-complex="11pt"/>
    </style:style>
    <style:style style:name="P85" style:family="paragraph" style:parent-style-name="Table_20_Contents" style:list-style-name="L9">
      <style:text-properties style:font-name="sans-serif" fo:font-size="11pt" officeooo:rsid="000beb19" officeooo:paragraph-rsid="000beb19" style:font-size-asian="11pt" style:font-size-complex="11pt"/>
    </style:style>
    <style:style style:name="T1" style:family="text">
      <style:text-properties fo:font-variant="normal" fo:text-transform="none" fo:color="#252525" fo:font-size="10.5pt" fo:letter-spacing="normal" fo:font-style="normal" fo:font-weight="normal"/>
    </style:style>
    <style:style style:name="T2" style:family="text">
      <style:text-properties fo:font-variant="normal" fo:text-transform="none" fo:color="#252525" fo:font-size="10.5pt" fo:letter-spacing="normal" fo:font-style="normal" fo:font-weight="normal" style:font-size-asian="12.25pt" style:font-size-complex="14pt"/>
    </style:style>
    <style:style style:name="T3" style:family="text">
      <style:text-properties fo:font-variant="normal" fo:text-transform="none" fo:color="#252525" fo:font-size="10.5pt" fo:letter-spacing="normal" fo:font-style="italic" fo:font-weight="normal" style:font-style-asian="italic" style:font-style-complex="italic"/>
    </style:style>
    <style:style style:name="T4" style:family="text">
      <style:text-properties fo:font-variant="normal" fo:text-transform="none" fo:color="#000000" fo:font-size="10.5pt" fo:letter-spacing="normal" fo:font-style="normal" fo:font-weight="normal" style:font-size-asian="10.5pt" style:font-size-complex="10.5pt"/>
    </style:style>
    <style:style style:name="T5" style:family="text">
      <style:text-properties fo:font-variant="normal" fo:text-transform="none" fo:color="#000000" fo:font-size="10.5pt" fo:letter-spacing="normal" fo:font-style="normal" fo:font-weight="normal" style:font-size-asian="10.5pt" style:font-style-asian="normal" style:font-size-complex="10.5pt" style:font-style-complex="normal"/>
    </style:style>
    <style:style style:name="T6" style:family="text">
      <style:text-properties fo:font-variant="normal" fo:text-transform="none" fo:color="#000000" fo:font-size="10.5pt" fo:letter-spacing="normal" fo:font-style="italic" fo:font-weight="normal" style:font-size-asian="10.5pt" style:font-style-asian="italic" style:font-size-complex="10.5pt" style:font-style-complex="italic"/>
    </style:style>
    <style:style style:name="T7" style:family="text">
      <style:text-properties fo:font-variant="normal" fo:text-transform="none" fo:color="#000000" style:font-name="SimSun" fo:font-size="10.5pt" fo:letter-spacing="normal" fo:font-style="italic" fo:font-weight="normal" style:font-size-asian="10.5pt" style:font-style-asian="italic" style:font-size-complex="10.5pt" style:font-style-complex="italic"/>
    </style:style>
    <style:style style:name="T8" style:family="text">
      <style:text-properties fo:font-variant="normal" fo:text-transform="none" fo:color="#000000" style:font-name="SimSun" fo:font-size="10.5pt" fo:letter-spacing="normal" fo:font-style="normal" fo:font-weight="normal" style:font-size-asian="10.5pt" style:font-style-asian="normal" style:font-size-complex="10.5pt" style:font-style-complex="normal"/>
    </style:style>
    <style:style style:name="T9" style:family="text">
      <style:text-properties fo:font-variant="normal" fo:text-transform="none" fo:letter-spacing="normal" fo:font-style="normal" fo:font-weight="normal"/>
    </style:style>
    <style:style style:name="T10" style:family="text">
      <style:text-properties fo:font-variant="normal" fo:text-transform="none" fo:letter-spacing="normal" fo:font-style="normal" fo:font-weight="normal" style:font-name-asian="Courier New" style:font-style-asian="normal" style:font-name-complex="Courier New" style:font-style-complex="normal"/>
    </style:style>
    <style:style style:name="T11" style:family="text">
      <style:text-properties fo:font-variant="normal" fo:text-transform="none" fo:letter-spacing="normal" fo:font-style="normal" fo:font-weight="normal" style:font-style-asian="normal" style:font-style-complex="normal"/>
    </style:style>
    <style:style style:name="T12" style:family="text">
      <style:text-properties fo:font-variant="normal" fo:text-transform="none" style:font-name="SimSun" fo:letter-spacing="normal" fo:font-style="normal" fo:font-weight="normal"/>
    </style:style>
    <style:style style:name="T13" style:family="text">
      <style:text-properties fo:font-size="10.5pt" style:font-size-asian="10.5pt" style:font-size-complex="10.5pt"/>
    </style:style>
    <style:style style:name="T14" style:family="text">
      <style:text-properties fo:font-size="10.5pt" officeooo:rsid="000941cc" style:font-size-asian="10.5pt" style:font-size-complex="10.5pt"/>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officeooo:rsid="000941cc" style:font-style-asian="normal" style:font-style-complex="normal"/>
    </style:style>
    <style:style style:name="T17" style:family="text">
      <style:text-properties fo:font-style="normal" style:font-style-asian="normal" style:font-style-complex="normal"/>
    </style:style>
    <style:style style:name="T18" style:family="text">
      <style:text-properties fo:font-style="normal" officeooo:rsid="000b725e" style:font-style-asian="normal" style:font-style-complex="normal"/>
    </style:style>
    <style:style style:name="T19" style:family="text">
      <style:text-properties fo:font-style="italic" style:font-style-asian="italic" style:font-style-complex="italic"/>
    </style:style>
    <style:style style:name="T20" style:family="text">
      <style:text-properties style:text-underline-style="none"/>
    </style:style>
    <style:style style:name="T21" style:family="text">
      <style:text-properties style:text-underline-style="solid" style:text-underline-width="auto" style:text-underline-color="font-color"/>
    </style:style>
    <style:style style:name="T22" style:family="text">
      <style:text-properties fo:font-weight="normal"/>
    </style:style>
    <style:style style:name="T23" style:family="text">
      <style:text-properties fo:color="#000000" fo:font-size="10.5pt" style:font-size-asian="10.5pt" style:font-size-complex="10.5pt"/>
    </style:style>
    <style:style style:name="T24" style:family="text">
      <style:text-properties fo:font-size="12pt" style:font-size-asian="12pt" style:font-size-complex="12pt"/>
    </style:style>
    <style:style style:name="T25" style:family="text">
      <style:text-properties fo:font-size="12pt" officeooo:rsid="000941cc" style:font-size-asian="12pt" style:font-size-complex="12pt"/>
    </style:style>
    <style:style style:name="T26" style:family="text">
      <style:text-properties style:font-size-asian="12.25pt"/>
    </style:style>
    <style:style style:name="T27" style:family="text">
      <style:text-properties fo:color="#ff9900"/>
    </style:style>
    <style:style style:name="T28" style:family="text">
      <style:text-properties style:font-name="SimSun"/>
    </style:style>
    <style:style style:name="T29" style:family="text">
      <style:text-properties style:font-name="SimSun" fo:font-style="italic" style:font-style-asian="italic" style:font-style-complex="italic"/>
    </style:style>
    <style:style style:name="T30" style:family="text">
      <style:text-properties style:font-name-asian="CMSLTT10" style:font-name-complex="CMSLTT10"/>
    </style:style>
    <style:style style:name="T31" style:family="text">
      <style:text-properties style:text-line-through-style="none" style:text-line-through-type="none" style:text-underline-style="none" style:font-name-asian="Courier New" style:font-name-complex="Courier New"/>
    </style:style>
    <style:style style:name="T32" style:family="text">
      <style:text-properties fo:color="#800000" fo:font-size="18pt"/>
    </style:style>
    <style:style style:name="T33" style:family="text">
      <style:text-properties officeooo:rsid="000941cc"/>
    </style:style>
    <style:style style:name="T34" style:family="text">
      <style:text-properties officeooo:rsid="000958fa"/>
    </style:style>
    <style:style style:name="T35" style:family="text">
      <style:text-properties officeooo:rsid="000a5484"/>
    </style:style>
    <style:style style:name="T36" style:family="text">
      <style:text-properties officeooo:rsid="000beb19"/>
    </style:style>
    <style:style style:name="T37" style:family="text">
      <style:text-properties officeooo:rsid="000e789d"/>
    </style:style>
    <style:style style:name="T38" style:family="text">
      <style:text-properties officeooo:rsid="000f5018"/>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bullet-char="●">
        <style:list-level-properties text:list-level-position-and-space-mode="label-alignment">
          <style:list-level-label-alignment text:label-followed-by="listtab" text:list-tab-stop-position="0.5465in" fo:text-indent="-0.25in" fo:margin-left="0.546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2">
      <text:list-level-style-bullet text:level="1" text:bullet-char="➢">
        <style:list-level-properties text:space-before="0.4909in"/>
        <style:text-properties style:font-name="Star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484in" fo:text-indent="-0.25in" fo:margin-left="0.548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4in" fo:text-indent="-0.25in" fo:margin-left="2.7984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402in" fo:text-indent="-0.25in" fo:margin-left="0.54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626in" fo:text-indent="-0.25in" fo:margin-left="0.562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26in" fo:text-indent="-0.25in" fo:margin-left="0.81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26in" fo:text-indent="-0.25in" fo:margin-left="1.06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26in" fo:text-indent="-0.25in" fo:margin-left="1.31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26in" fo:text-indent="-0.25in" fo:margin-left="1.56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26in" fo:text-indent="-0.25in" fo:margin-left="1.81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26in" fo:text-indent="-0.25in" fo:margin-left="2.06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26in" fo:text-indent="-0.25in" fo:margin-left="2.31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26in" fo:text-indent="-0.25in" fo:margin-left="2.56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26in" fo:text-indent="-0.25in" fo:margin-left="2.8126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902in" fo:text-indent="-0.25in" fo:margin-left="0.5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402in" fo:text-indent="-0.25in" fo:margin-left="0.8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902in" fo:text-indent="-0.25in" fo:margin-left="1.0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402in" fo:text-indent="-0.25in" fo:margin-left="1.3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902in" fo:text-indent="-0.25in" fo:margin-left="1.5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402in" fo:text-indent="-0.25in" fo:margin-left="1.8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902in" fo:text-indent="-0.25in" fo:margin-left="2.0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402in" fo:text-indent="-0.25in" fo:margin-left="2.3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902in" fo:text-indent="-0.25in" fo:margin-left="2.5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402in" fo:text-indent="-0.25in" fo:margin-left="2.8402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ématique de classification sous R :</text:p>
      <text:p text:style-name="P3">Problématique de classification </text:p>
      <text:p text:style-name="P3">Bibliothèques R de classification <text:line-break/>Revolution R Entreprise et la classification</text:p>
      <text:p text:style-name="P3"/>
      <text:p text:style-name="P3">Problématique de classification </text:p>
      <text:p text:style-name="P3"/>
      <text:p text:style-name="P5">La classification désigne la répartition systématique en classes, en catégories, d’êtres, de choses ou de notions ayant des caractéristiques communs notamment afin d'en faciliter l'étude ou bien pour désigner un comportement ou changement de comportement.<text:line-break/>La classification réside une opération majeur dans le data mining. Et plusieurs méthodes de résolution de ce type de problématique font plusieurs champs d'études. </text:p>
      <text:p text:style-name="P5"/>
      <text:p text:style-name="P5">Dans une problématique de classification supervisée on peut formuler l'étude en une association des n éléments de la population (x1,x2…..,xn) à une des k classes prédéfinies et connues, tandis que la classification non-supervisée vise à ranger les éléments en k ensembles homogènes. </text:p>
      <text:p text:style-name="P5">Parmi les méthodes de résolution des problèmes de classification on site les algorithmes suivants :</text:p>
      <text:list xml:id="list1823875519518857941" text:style-name="L1">
        <text:list-item>
          <text:p text:style-name="P60">Classificateur de Bayes </text:p>
        </text:list-item>
        <text:list-item>
          <text:p text:style-name="P60">Analyse discriminante et classificateur de Fisher </text:p>
        </text:list-item>
        <text:list-item>
          <text:p text:style-name="P60">kppv </text:p>
        </text:list-item>
        <text:list-item>
          <text:p text:style-name="P60">Arbres de décision </text:p>
        </text:list-item>
        <text:list-item>
          <text:p text:style-name="P60">Random forest</text:p>
        </text:list-item>
        <text:list-item>
          <text:p text:style-name="P60">Réseaux de neurones </text:p>
        </text:list-item>
        <text:list-item>
          <text:p text:style-name="P60">Séparateurs à vaste marge (SVM) </text:p>
        </text:list-item>
      </text:list>
      <text:p text:style-name="P5">Au niveau de l'étude du modèle pris comme exemple dans ce qui suit deux méthodes seront prises en charge lors de la classification : l'arbre de décision et Random forest. </text:p>
      <text:p text:style-name="P13"><text:s text:c="3"/></text:p>
      <text:p text:style-name="P3">Les arbres de décision</text:p>
      <text:p text:style-name="P3"/>
      <text:p text:style-name="P57">Les arbres de classification et de régression (parfois aussi appelés arbres de segmentation ou de décision) sont des méthodes qui permettent d’obtenir des modèles à la fois explicatifs et prédictifs. Parmi leurs avantages on notera d’une part leur simplicité du fait de la visualisation sous forme d’arbres, d’autre part la possibilité d’obtenir des règles en langage naturel.</text:p>
      <text:p text:style-name="P53">On distingue notamment deux cas d’utilisation de ces modèles :</text:p>
      <text:list xml:id="list8110556281705382989" text:style-name="L2">
        <text:list-item>
          <text:p text:style-name="P80">on utilise les arbres de classification pour expliquer et/ou prédire l’appartenance d’objets (observations, individus) à une classe (ou modalité ou catégorie) d’une variable qualitative, sur la base de variables explicatives quantitatives et/ou qualitatives.</text:p>
        </text:list-item>
        <text:list-item>
          <text:p text:style-name="P80">on utilise les arbres de régression pour expliquer et/ou prédire les valeurs prise par une variable dépendante quantitative, en fonction de variables explicatives quantitatives et/ou qualitatives.</text:p>
        </text:list-item>
      </text:list>
      <text:p text:style-name="P20">L’arbre de décision est un modèle qui repose sur l’utilisation d’un arbre de décision comme modèle prédictif dans le but d’évaluer la valeur d’une caractéristiques d’un système depuis l’observation d’autres caractéristiques du même système. <text:line-break/>La structure de l’arbre est faite de tel sorte que les feuilles sont les valeurs de la variable-<text:soft-page-break/>cible et les embranchements correspondent à des combinaisons de variables d’entrées qui mènent à cette valeur.</text:p>
      <text:p text:style-name="P20">C’est une technique supervisée car on utilise un ensemble de données pour lequel on connaît la valeur de la variable cible affin de construire l’arbre :</text:p>
      <text:p text:style-name="P19"/>
      <text:list xml:id="list1677609155717602389" text:style-name="L3">
        <text:list-item>
          <text:p text:style-name="P68">L’arbre est construit en séparant les données en des sous ensembles en fonction de la valeur d’une caractéristique d’entée d’une manière récursive.</text:p>
        </text:list-item>
        <text:list-item>
          <text:p text:style-name="P68">La récursion prend fin jusqu’à ce que tout les sous ensembles ont la même valeur de caractéristique cible ou s’il n’y a pas d’amélioration de prédiction. Cet algorithme glouton est nommé l’Induction descendante d’arbres de décision. <text:s/></text:p>
        </text:list-item>
        <text:list-item>
          <text:p text:style-name="P68">Une variable d’entrée est sélectionnée à chaque nœud intérieur de l’arbre selon une méthode qui dépend de l’algorithme. </text:p>
        </text:list-item>
        <text:list-item>
          <text:p text:style-name="P68">Chaque arête vers un nœud fils correspond à un ensemble de valeurs d’une variable d’entrée. </text:p>
        </text:list-item>
        <text:list-item>
          <text:p text:style-name="P68">Chaque feuille représente soit une valeur cible soit une distribution de probabilité des valeurs cibles possibles. </text:p>
        </text:list-item>
        <text:list-item>
          <text:p text:style-name="P68">La combinaison des valeurs d’entrées est représentée par le chemin de la racine vers la cible (la feuille).</text:p>
        </text:list-item>
      </text:list>
      <text:p text:style-name="P21">Parlant des notions sur lesquels reposent le traitement lors de la création de l'arbre :</text:p>
      <text:p text:style-name="P21"><text:span text:style-name="T27">Notion d'entropie :</text:span> </text:p>
      <text:p text:style-name="P21">L'entropie d'un système désigne le niveau de désordre de ses éléments. L'entropie au niveau de l'arbre de décision est présenter au tant qu'une valeur entre 0 et 1 de la façon suivante :</text:p>
      <text:list xml:id="list117605720616728109" text:style-name="L4">
        <text:list-item>
          <text:p text:style-name="P69">Les observations du système appartient à une même classe (entropie = 0)</text:p>
        </text:list-item>
        <text:list-item>
          <text:p text:style-name="P69">Si les classes prédéfinies sont uniformément distribuées dans les observations du système (entropie = 1) </text:p>
        </text:list-item>
        <text:list-item>
          <text:p text:style-name="P69">Si le système contient des observations distribuée aléatoirement sur les classes, là l'entropie est entre 0 et 1 </text:p>
        </text:list-item>
      </text:list>
      <text:p text:style-name="P21">Une entropie qui est égale à 1 signifie que le système a besoin d'autres informations pour le bien classifié et diminuer son entropie et quand au 0 on dit que le système est homogène et qu'on a aboutit à une seule classe à toutes les observations du système. </text:p>
      <text:p text:style-name="P21"/>
      <text:list xml:id="list163809166315726" text:continue-numbering="true" text:style-name="L4">
        <text:list-header>
          <text:p text:style-name="P78">L'entropie H d'un ensemble d'observations D avec un ensemble de k classes (C) se calcule de la façon suivante :</text:p>
        </text:list-header>
      </text:list>
      <text:p text:style-name="P55"><text:tab/><text:tab/><text:tab/><text:tab/>H(D) = <text:s text:c="2"/><draw:frame draw:style-name="fr1" draw:name="Object2" text:anchor-type="as-char" svg:y="-0.1484in" svg:width="2.0264in" svg:height="0.2091in" draw:z-index="0"><draw:object xlink:href="./Object 2" xlink:type="simple" xlink:show="embed" xlink:actuate="onLoad"/><draw:image xlink:href="./ObjectReplacements/Object 2" xlink:type="simple" xlink:show="embed" xlink:actuate="onLoad"/></draw:frame></text:p>
      <text:p text:style-name="P55"><text:tab/>où P :</text:p>
      <text:p text:style-name="P55"><text:tab/><text:tab/><text:tab/><text:tab/><text:tab/><text:tab/><draw:frame draw:style-name="fr1" draw:name="Object3" text:anchor-type="as-char" svg:y="-0.2437in" svg:width="0.9425in" svg:height="0.3929in" draw:z-index="1"><draw:object xlink:href="./Object 3" xlink:type="simple" xlink:show="embed" xlink:actuate="onLoad"/><draw:image xlink:href="./ObjectReplacements/Object 3" xlink:type="simple" xlink:show="embed" xlink:actuate="onLoad"/></draw:frame></text:p>
      <text:p text:style-name="P55"><text:tab/> i : nombre d'observations d'une classe Ci <text:s/></text:p>
      <text:p text:style-name="P55"><text:tab/>n : nombre d'observations totale dans D</text:p>
      <text:p text:style-name="P55">On introduit ensuite la notion de l'entropie pondérée qui est calculée à chaque décision (division) :</text:p>
      <text:p text:style-name="P55"><text:tab/><text:tab/><text:tab/><text:tab/><draw:frame draw:style-name="fr1" draw:name="Object4" text:anchor-type="as-char" svg:y="-0.2689in" svg:width="2.6146in" svg:height="0.4181in" draw:z-index="2"><draw:object xlink:href="./Object 4" xlink:type="simple" xlink:show="embed" xlink:actuate="onLoad"/><draw:image xlink:href="./ObjectReplacements/Object 4" xlink:type="simple" xlink:show="embed" xlink:actuate="onLoad"/></draw:frame><text:tab/></text:p>
      <text:p text:style-name="P55">L : à gauche R : à droite </text:p>
      <text:p text:style-name="P55">Le gain d'information qui désigne la réduction de l'entropie après avoir pris une décision ou division est calculé comme suit :</text:p>
      <text:p text:style-name="P55"><text:tab/><text:tab/><text:tab/><text:tab/><draw:frame draw:style-name="fr1" draw:name="Object5" text:anchor-type="as-char" svg:y="-0.1484in" svg:width="2.6083in" svg:height="0.2091in" draw:z-index="3"><draw:object xlink:href="./Object 5" xlink:type="simple" xlink:show="embed" xlink:actuate="onLoad"/><draw:image xlink:href="./ObjectReplacements/Object 5" xlink:type="simple" xlink:show="embed" xlink:actuate="onLoad"/></draw:frame> </text:p>
      <text:p text:style-name="P55"/>
      <text:p text:style-name="P20">Cette méthode supporte les variables quantitatives et même qualitatives (selon le type) et caractérisée par sa simplicité de compréhension vis à vis des réseaux de neurones, pas de normalisation de données (dans la phase de préparation), validation du modèle par des testes statistiques et peut être performant sur de grand jeux de données en économisant les ressources. <text:line-break/>Néanmoins l’apprentissage de l’arbre est un problème NP-Complet et se base sur des heuristiques avec des concepts difficiles à exprimer dans le cas du sur-apprentissage.</text:p>
      <text:h text:style-name="P58" text:outline-level="3"><text:soft-page-break/>Résultats des arbres de classification et de régression : Tableau de classification et courbe ROC </text:h>
      <text:p text:style-name="P81">Parmi les nombreux résultats proposés, le tableau de classification (aussi appelé matrice de confusion) qui permet de calculer un pourcentage d'observations bien classées. Lorsque seules deux classes (ou catégories, ou modalités) sont présentes dans la variable dépendante, la courbe ROC peut aussi être affichée. </text:p>
      <text:p text:style-name="P56"><text:span text:style-name="T22">La courbe ROC (Receiver Operating Characteristics) permet de visualiser la performance d'un modèle, et de la comparer cette performance à celle d'autres modèles. Les termes utilisés viennent de la théorie de détection du signal.</text:span> </text:p>
      <text:p text:style-name="P3"><text:span text:style-name="T26"><text:s/></text:span><text:span text:style-name="T4">On désigne par sensibilité (sensivity) la proportion d'événements positifs bien classés. La spécificité (specificity) correspond à la proportion d'événements négatifs bien classés. Si l'on fait varier la probabilité seuil à partir de laquelle on considère qu'un événement doit être considéré comme positif, la sensibilité et la spécificité varient. La courbe des points (1-spécificité, sensibilité) est la courbe ROC.</text:span><text:span text:style-name="T23"> </text:span></text:p>
      <text:p text:style-name="P5"/>
      <text:p text:style-name="P44">Arbre de décision sous R :</text:p>
      <text:p text:style-name="P44"/>
      <text:p text:style-name="P41">Rpart</text:p>
      <text:p text:style-name="P44"/>
      <text:p text:style-name="P3"><text:span text:style-name="T4"><text:s/>Les données seront stockées sous format </text:span><text:span text:style-name="T6">data.frame </text:span><text:span text:style-name="T5">(la classe standard d'un set de données sous Open Source R) et la bibliothèque qui gère les arbres de décision est '</text:span><text:span text:style-name="T6">rapart</text:span><text:span text:style-name="T5">' téléchargeable sur </text:span><text:a xlink:type="simple" xlink:href="https://goo.gl/Gc5fdj" text:style-name="Internet_20_link"><text:span text:style-name="T13">https://goo.gl/Gc5fdj</text:span></text:a><text:span text:style-name="T5"> qui gère la création des arbre de décision en en implémentant plusieurs algorithmes de création d'arbres. <text:line-break/><text:line-break/> Le programme de Rpart construit des modèles des classification et de régression d'une structure générale sur deux étapes; le modèle résultat peut être représenté sous forme d'un arbre binaire. Le type d'arbre que la bibliothèque traite peut être soit dédié à la décision (Oui/Non), variables continues (densité minérale), modèle de poisson ou des modèles de survie (temps jusqu'à la mort/dernière apparition). Rpart contient des outils pour modéliser, représenter et résumer problématiques de classification et de régression. </text:span></text:p>
      <text:p text:style-name="P41"/>
      <text:p text:style-name="P41">Utilisation de Rpart :</text:p>
      <text:p text:style-name="P41">étape 1 : importer la bibliothèque <text:line-break/> <text:s text:c="2"/>&gt; library(rpart)</text:p>
      <text:p text:style-name="P41">étape 2 : décider le type du modèle sortie voulue :</text:p>
      <text:p text:style-name="P41"><text:s text:c="3"/>par catégorie ⇒ method = 'class'</text:p>
      <text:p text:style-name="P41"><text:s text:c="3"/>continue ⇒ method = 'anova'</text:p>
      <text:p text:style-name="P41"><text:s text:c="3"/>modèle poisson ⇒ method = 'poisson' </text:p>
      <text:p text:style-name="P41"><text:s text:c="3"/>survie ⇒ method = 'exp'</text:p>
      <text:p text:style-name="P41"><text:s/>étape 3 : </text:p>
      <text:p text:style-name="P41"><text:s text:c="2"/>créer le modèle avec l'appel à rpart() en pensant à choisir les bonnes valeurs pour les arguments de contrôle.<text:line-break/> <text:s/>étape 4 :</text:p>
      <text:p text:style-name="P41"><text:s text:c="3"/>évaluer le modèle et passer à la prédiction.</text:p>
      <text:p text:style-name="P41"/>
      <text:p text:style-name="P41">Les options de Rpart :</text:p>
      <text:p text:style-name="P41"/>
      <text:p text:style-name="P41">la fonction principale dans Rpart est rpart() qui prend en considération la création des modèles en précisant différents arguments tel que :</text:p>
      <text:p text:style-name="P3"><text:span text:style-name="T7">formula</text:span><text:span text:style-name="T8"> :</text:span><text:span text:style-name="T5"> la formule de prédiction sous la forme Y ~ X1 + X2 +X3…</text:span></text:p>
      <text:p text:style-name="P41"><text:span text:style-name="T29">data</text:span><text:span text:style-name="T28"> :</text:span> le set d'apprentissage </text:p>
      <text:p text:style-name="P41"><text:span text:style-name="T29">method</text:span><text:span text:style-name="T28"> :</text:span> détermine le type de la règle de répartition (classification, anova, poisson ou exponentielle) </text:p>
      <text:p text:style-name="P41"><text:span text:style-name="T29">params</text:span><text:span text:style-name="T28"> : </text:span>les paramètres de la méthode choisie sous forme de liste. <text:line-break/><text:span text:style-name="T29">na.action</text:span><text:span text:style-name="T28"> :</text:span> comment la construction du modèle va gérer les valeurs nulles. <text:line-break/><text:span text:style-name="T29">control</text:span><text:span text:style-name="T28"> :</text:span> liste des paramètres de contrôle de la classe rpart.control qui contient les arguments suivants </text:p>
      <text:list xml:id="list4735904848697627460" text:style-name="L5">
        <text:list-item>
          <text:p text:style-name="P74"><text:soft-page-break/><text:span text:style-name="T29">minsplit</text:span><text:span text:style-name="T28"> :</text:span> le nombre minimum d'observations qui doivent exister dans un nœud pour en faire un split. </text:p>
        </text:list-item>
        <text:list-item>
          <text:p text:style-name="P74"><text:span text:style-name="T29">Minbucket</text:span><text:span text:style-name="T28"> :</text:span> le nombre minimum d'observations dans une feuille. Si l'un des deux (minsplit et minbucket) est spécifié on l'autre calculé de tel sorte que minsplit ← minbucket * 3.</text:p>
        </text:list-item>
        <text:list-item>
          <text:p text:style-name="P74"><text:span text:style-name="T29">cp</text:span><text:span text:style-name="T28"> :</text:span> Paramètre de complexité, <text:s/>tout split qui ne diminue pas l'ajustement par un facteur cp n'est pas tenté. Son rôle est d'économiser le temps de calcul en taillant les splits qui valent pas le coup. </text:p>
        </text:list-item>
        <text:list-item>
          <text:p text:style-name="P79"><text:span text:style-name="T29">maxcompete</text:span><text:span text:style-name="T28"> :</text:span> le nombre de fractionnements concurrents retenus dans la sortie, utile pour savoir qu'elle décision a été choisie et qu'elle variable a été choisie après. </text:p>
        </text:list-item>
        <text:list-item>
          <text:p text:style-name="P79"><text:span text:style-name="T29">maxsurrogate</text:span><text:span text:style-name="T28"> :</text:span> le nombre de divisions des substitutions retenues à la sortie. </text:p>
        </text:list-item>
        <text:list-item>
          <text:p text:style-name="P79"><text:span text:style-name="T29">usesurrogate</text:span><text:span text:style-name="T28"> :</text:span> comment utiliser les substitut dans le processus de fractionnement. <text:line-break/> <text:span text:style-name="T28">0</text:span> pour afficher seulement une valeur manquante pour la régler de séparation primaire n'est pas envoyée en bas de l'arbre. <text:line-break/> <text:span text:style-name="T28">1</text:span> signifie utiliser les substitut pour diviser les sujets manquants la variable primaire, si tous les substituts sont absents de l'observation elle ne sera pas divisée.</text:p>
          <text:p text:style-name="P79"><text:span text:style-name="T28"><text:s/>2</text:span> si tous les substituts sont manquante envoyer l'observation dans la majorité.</text:p>
        </text:list-item>
        <text:list-item>
          <text:p text:style-name="P79"><text:span text:style-name="T29">xval</text:span><text:span text:style-name="T28"> : </text:span>nombre de validations croisées (méthode d'estimation de fiabilité).</text:p>
        </text:list-item>
      </text:list>
      <text:p text:style-name="P59"/>
      <text:p text:style-name="P59"/>
      <text:p text:style-name="P41">Party</text:p>
      <text:p text:style-name="P41"/>
      <text:p text:style-name="P41">Introduit par <text:span text:style-name="T19">Hothorn</text:span> en 2006 comme amélioration de l'approche de rpart lors de la construction des arbres de décision en proposant les arbres d'inférence conditionnelle. Qui adresse l'overfitting et les variables biais de rpart en faisant appel à des variables statistiques. </text:p>
      <text:p text:style-name="P41"/>
      <text:p text:style-name="P41">Pour créer un arbre d'inférence conditionnelle sous party on fait appel à la directive :</text:p>
      <text:p text:style-name="P43"><text:tab/><text:span text:style-name="T23">&gt; library(party)</text:span></text:p>
      <text:p text:style-name="P14"><text:tab/>&gt; target &lt;- Var_cible ~ . # variable cible en rapport avec toutes les autres </text:p>
      <text:p text:style-name="P14"><text:tab/>&gt; cdt &lt;- ctree(target, data) # data indique le nom du dataframe</text:p>
      <text:p text:style-name="P15"><text:span text:style-name="T30"><text:tab/>&gt; plot(cdt,type="simple")</text:span><text:span text:style-name="T11"> </text:span></text:p>
      <text:p text:style-name="P3"/>
      <text:p text:style-name="P3"><text:line-break/>Revolution R Entreprise et la classification</text:p>
      <text:p text:style-name="P3"/>
      <text:p text:style-name="P41">La bibliothèque de RevoScaleR Revolution Analytics fournit une rapide, évolutive, distribuable analyse toutes les fonctionnalités données prédictives. La fonction rxDTree inclus permet d'estimer les arbres de décision efficace sur de très grands ensembles de données. Les arbres de décision (Breiman, Friedman, Olshen, &amp; Stone, 1984) fournissent relativement des modèles facile à interpréter, et sont largement utilisés dans une variété de disciplines. Par exemple,</text:p>
      <text:list xml:id="list5042982877674515372" text:style-name="L6">
        <text:list-item>
          <text:p text:style-name="P75">Prédire les caractéristiques des patients qui sont associés à un risque élevé, par exemple, une crise cardiaque.</text:p>
        </text:list-item>
        <text:list-item>
          <text:p text:style-name="P75">Décider ou non d'offrir un prêt à une personne sur la base de caractéristiques individuelles.</text:p>
        </text:list-item>
        <text:list-item>
          <text:p text:style-name="P75">Prédire le taux de rendement des différentes stratégies d'investissement.</text:p>
        </text:list-item>
      </text:list>
      <text:p text:style-name="P41">La fonction rxDTree correspond aux modèles d'arbres à l'aide d'un algorithme de partitionnement récursif basé binning. Le modèle résultant est similaire à celle produite par l'ensemble de rpart recommandé (Therneau &amp; Atkinson, 1997). Les deux arbres de type de classification et d'arbres de type de régression sont pris en charge,</text:p>
      <text:p text:style-name="P41"/>
      <text:p text:style-name="P41">L'algorithme de <text:s/>rxDTree :</text:p>
      <text:p text:style-name="P41"><text:soft-page-break/></text:p>
      <text:p text:style-name="P41">Les arbres de décision sont des algorithmes efficaces largement utilisés pour la classification et de régression. Les algorithmes classiques pour la construction d'un arbre de décision trient toutes les variables continues afin de décider où couper les données. Cette étape de tri devient gourmandes en temps et en mémoire lorsqu'ils traitent de grandes données. Diverses techniques ont été proposées pour surmonter l'obstacle de tri, ce qui peut être grossièrement classés en deux groupes: traitant des données pré-triées ou à l'aide des variables statistiques approximatives des données. Bien que les techniques de pré-tri suivent des algorithmes d'arbres de décision classiques de plus près, ils ne peuvent pas accueillir de très grands ensembles de données. Ces grands arbres de décision de données sont normalement parallélisés de diverses manières pour permettre un grand apprentissage à l'échelle: le parallélisme ré-partitionne les <text:s/>données horizontalement ou verticalement afin que les différents processeurs travaillent sur différentes observations ou différentes variables et le parallélisme des tâches construit différents nœuds d'arbres sur différents processeurs.</text:p>
      <text:p text:style-name="P41"/>
      <text:p text:style-name="P41">L'algorithme de rxDTree est un algorithme d'arbre de décision approximative avec un parallélisme de données horizontale, spécialement conçue pour la manipulation de très grands ensembles de données. Il calcule des histogrammes pour créer des fonctions de distribution empiriques des données et construit l'arbre de décision dans un mode de largeur d'abord. </text:p>
      <text:p text:style-name="P41">L'algorithme peut être exécuté en parallèle des paramètres comme une machine multiconducteur ou un groupe (cluster ou grille) environnement distribué. Chaque travailleur reçoit seulement un sous-ensemble des observations des données, mais a une vue de l'arbre complet construit jusqu'à présent. Il construit un histogramme des observations qu'il voit, ce qui comprime essentiellement les données à une quantité fixe de mémoire. Cette description approximative des données est ensuite envoyé à un maître avec une <text:s/>faible constante de complexité de communication indépendante de la taille de l'ensemble de données. Le maître intègre les informations reçues de chacun des travailleurs et détermine les nœuds d'arbre terminaux pour diviser et comment. tant que <text:s/>l'histogramme est construit en parallèle, il peut être rapidement construit, même pour de très grands ensembles de données.</text:p>
      <text:p text:style-name="P41"/>
      <text:p text:style-name="P41">Créer un arbre simple avec rxDtree() :</text:p>
      <text:p text:style-name="P45"><text:span text:style-name="T10">rxArbre &lt;- rxDTree(Cible ~ Var1 + Var2 + Var3, </text:span><text:span text:style-name="T31">data = donnes, cp=0.01) </text:span></text:p>
      <text:p text:style-name="P46"/>
      <text:p text:style-name="P41">L'objet retourné est un objet de rxDTree de classe. La classe rxDTree, bien sûr, a des composants similaires à un objet rpart : frame, cptable, splits, etc. En fait, la fonction rxAddInheritance ajoute l'héritage rpart aux objets rxDTree.</text:p>
      <text:p text:style-name="P41"/>
      <text:p text:style-name="P41">Créer un arbre pour des données larges :</text:p>
      <text:p text:style-name="P45"><text:span text:style-name="T10">airlineTree &lt;- rxDTree(CIble ~ Var1 + Var2 + Var3, </text:span><text:span text:style-name="T31">data=Grandes_Donnees, blocksPerRead=30, maxDepth=5, cp=1e-5) </text:span></text:p>
      <text:p text:style-name="P47">Le cp par défaut de 0 produit un très grand nombre de divisions; spécifiant cp = 1e-5 produit un ensemble plus gérable de scissions dans ce modèle.</text:p>
      <text:p text:style-name="P47"/>
      <text:p text:style-name="P1"/>
      <text:p text:style-name="P3">Foret de décision</text:p>
      <text:p text:style-name="P17"/>
      <text:p text:style-name="P25">L'algorithme des forêts d'arbres décisionnels effectue un apprentissage sur de multiples arbres de décision entraînés sur des sous-ensembles de données légèrement différents. Le but c’est de corriger quelques inconvénients qui concernent la méthode précédente tel que le choix de l’importance des caractéristiques du système à modéliser une par rapport au autres en créant un ensemble d’arbres partiellement indépendants.</text:p>
      <text:p text:style-name="P25">On peut exprimer le processus ainsi :</text:p>
      <text:p text:style-name="P19"><text:span text:style-name="T1">1- Créer </text:span><text:span text:style-name="T3">Q</text:span><text:span text:style-name="T1"> nouveaux ensembles d’apprentissage par double échantillonnage :</text:span></text:p>
      <text:p text:style-name="P16"><text:soft-page-break/><text:span text:style-name="T2"><text:tab/>- Bootstrap: </text:span><text:span text:style-name="T1">sur les observations, en utilisant un tirage avec remise d'un nombre </text:span><text:span text:style-name="T3">N</text:span><text:span text:style-name="T1"> <text:tab/>d'observations identique à celui des données d'origine,</text:span></text:p>
      <text:p text:style-name="P16"><text:span text:style-name="T1"><text:tab/>-Sur les </text:span><text:span text:style-name="T3">p</text:span><text:span text:style-name="T1"> prédicteurs, en n'en retenant qu'un échantillon de cardinal </text:span><text:span text:style-name="T1"><draw:frame draw:style-name="fr1" draw:name="Object1" text:anchor-type="as-char" svg:y="-0.1634in" svg:width="0.5173in" svg:height="0.1984in" draw:z-index="4"><draw:object xlink:href="./Object 1" xlink:type="simple" xlink:show="embed" xlink:actuate="onLoad"/><draw:image xlink:href="./ObjectReplacements/Object 1" xlink:type="simple" xlink:show="embed" xlink:actuate="onLoad"/><svg:desc>formule</svg:desc></draw:frame></text:span><text:span text:style-name="T1">.</text:span></text:p>
      <text:p text:style-name="P24">2- On entraîne un arbre de décision selon une des techniques connues en limitant sa croissance par validation croisée (méthode d’estimation de fiabilité d’un modèle fondé sur une technique d’échantillonnage)</text:p>
      <text:p text:style-name="P24">3- On stocke les Q prédictions de la variable cible pour chaque observation d’origine. <text:line-break/></text:p>
      <text:p text:style-name="P26">Ce qui rend cette méthode un simple vote majoritaire. Le principal revers de cette méthode est que l'on perd l'aspect visuel des arbres de décision uniques. <text:s/></text:p>
      <text:p text:style-name="P26">Construire un arbre de décision unique fournit un modèle simple , mais il est souvent trop simple ou trop spécifique.De nombreux modèles qui travaillent ensemble sont souvent mieux qu'un modèle qui fait tout.</text:p>
      <text:p text:style-name="P26">Dans la construction d'un arbre de décision unique, il y a souvent de différence dans le choix entre les variables alternatives.Deux ou plusieurs variables pourraient ne pas se distinguer en termes de leur capacité à partitionner les données en des ensembles plus homogènes de données.L'algorithme de forêt aléatoire construit tous aussi de bons arbres et puis les combine en un seul modèle, ce qui entraîne une meilleure modèle globale .</text:p>
      <text:p text:style-name="P26">Créer un modèle randomForest : </text:p>
      <text:p text:style-name="P42"><text:tab/>&gt; library(randomForest)</text:p>
      <text:p text:style-name="P14"><text:tab/>&gt; target &lt;- Cible ~ var1 + var2 + var3</text:p>
      <text:p text:style-name="P14"><text:tab/>&gt; rf &lt;- randomForest(target, data=donnees, ntree=1000, proximity=TRUE)</text:p>
      <text:p text:style-name="P1"/>
      <text:p text:style-name="P3">Régression :</text:p>
      <text:p text:style-name="P3"/>
      <text:p text:style-name="P26">La régression est de construire une fonction des variables indépendantes (également connu en tant que prédicteurs) pour prévoir une variable dépendante (également appelée réponse). Par exemple, les banques évaluent le risque des candidats à domicile prêt en fonction de leur âge, le revenu, les dépenses, l'occupation, le nombre de personnes à charge, la limite de crédit total, etc.</text:p>
      <text:p text:style-name="P26">Cette partie présentera les concepts de base et présentera des exemples de diverses techniques de régression.</text:p>
      <text:p text:style-name="P26">Dans un premier temps, il montre un exemple sur la construction d'un modèle de régression linéaire pour prédire les données. Après ça,il introduit la régression logistique. Le linéaire généralisé.</text:p>
      <text:p text:style-name="P26"/>
      <text:p text:style-name="P34">Régression linéaire :</text:p>
      <text:p text:style-name="P26"/>
      <text:p text:style-name="P26">La régression linéaire est de prédire la réponse à une fonction linéaire de valeurs prédites comme suit:</text:p>
      <text:p text:style-name="P26"/>
      <text:p text:style-name="P27"><draw:frame draw:style-name="fr1" draw:name="Objet1" text:anchor-type="as-char" svg:y="-0.1484in" svg:width="2.0583in" svg:height="0.2091in" draw:z-index="5"><draw:object xlink:href="./Object 6" xlink:type="simple" xlink:show="embed" xlink:actuate="onLoad"/><draw:image xlink:href="./ObjectReplacements/Object 6" xlink:type="simple" xlink:show="embed" xlink:actuate="onLoad"/></draw:frame></text:p>
      <text:p text:style-name="P28"/>
      <text:p text:style-name="P48"><text:span text:style-name="T9">où </text:span><text:span text:style-name="T9"><draw:frame draw:style-name="fr1" draw:name="Objet2" text:anchor-type="as-char" svg:y="-0.1484in" svg:width="0.9047in" svg:height="0.2091in" draw:z-index="6"><draw:object xlink:href="./Object 7" xlink:type="simple" xlink:show="embed" xlink:actuate="onLoad"/><draw:image xlink:href="./ObjectReplacements/Object 7" xlink:type="simple" xlink:show="embed" xlink:actuate="onLoad"/></draw:frame></text:span><text:span text:style-name="T9">présentent les prédicteurs et </text:span><text:span text:style-name="T9"><draw:frame draw:style-name="fr1" draw:name="Objet3" text:anchor-type="as-char" svg:y="-0.1484in" svg:width="0.198in" svg:height="0.1839in" draw:z-index="7"><draw:object xlink:href="./Object 8" xlink:type="simple" xlink:show="embed" xlink:actuate="onLoad"/><draw:image xlink:href="./ObjectReplacements/Object 8" xlink:type="simple" xlink:show="embed" xlink:actuate="onLoad"/></draw:frame></text:span><text:span text:style-name="T9">est la variable à prédire.</text:span></text:p>
      <text:p text:style-name="P26"/>
      <text:p text:style-name="P26">Le modèle de régression linéaire est construit avec la fonction lm() sur des données avec des variables x1,x2, x3 et y <text:s/>comme suit:</text:p>
      <text:p text:style-name="P26"><text:s/><text:tab/></text:p>
      <text:p text:style-name="P37"><text:tab/>&gt; attach(donnees)</text:p>
      <text:p text:style-name="P37"><text:tab/>&gt; reg_Mod &lt;- lm(Y ~ x1 + x2 + x3)</text:p>
      <text:p text:style-name="P37"/>
      <text:p text:style-name="P29">Le modèle contient les coefficients sous forme de table reg_Mod$coefficients[[i]] pour un indice i.</text:p>
      <text:p text:style-name="P29"/>
      <text:p text:style-name="P35">Régression logistique :</text:p>
      <text:p text:style-name="P35"/>
      <text:p text:style-name="P30"><text:soft-page-break/>La régression logistique est utilisée pour prédire la probabilité d'occurrence d'un événement en obtenant des données pour une courbe logistique. Un modèle de régression logistique est construit comme l'équation suivante:</text:p>
      <text:p text:style-name="P30"/>
      <text:p text:style-name="P31"><draw:frame draw:style-name="fr1" draw:name="Objet4" text:anchor-type="as-char" svg:y="-0.2445in" svg:width="3.2665in" svg:height="0.3937in" draw:z-index="8"><draw:object xlink:href="./Object 9" xlink:type="simple" xlink:show="embed" xlink:actuate="onLoad"/><draw:image xlink:href="./ObjectReplacements/Object 9" xlink:type="simple" xlink:show="embed" xlink:actuate="onLoad"/><svg:desc>formule</svg:desc></draw:frame></text:p>
      <text:p text:style-name="P32">La régression logistique est construit avec la fonction glm () en réglant l'argument family = binomial </text:p>
      <text:p text:style-name="P32">(link = "logit"): </text:p>
      <text:p text:style-name="P39">&gt; glm(formula = Y ~ x1 + x2 + x3 ,family = binomial(link = "logit"), data = donnees)</text:p>
      <text:p text:style-name="P40"/>
      <text:p text:style-name="P32"/>
      <text:p text:style-name="P31"/>
      <text:p text:style-name="P36">Régression linéaire générale :</text:p>
      <text:p text:style-name="P32"/>
      <text:p text:style-name="P32">Le modèle linéaire généralisé (GLM) généralise la régression linéaire, en permettant le modèle linéaire à être lié à la variable de réponse par l'intermédiaire d'une fonction de liaison et permettant l'amplitude de la variance de chaque mesure qu'elle soit fonction de la valeur prédite. elle unie divers autres modèles statistiques, y compris la régression linéaire, la régression logistique et la régression de Poisson. Fonction glm () est utilisée pour t modèles linéaires généralisés, en donnant une description symbolique du prédicteur linéaire et une description de la distribution des erreurs.</text:p>
      <text:p text:style-name="P32"/>
      <text:p text:style-name="P49"><text:span text:style-name="T9"><text:tab/></text:span><text:span text:style-name="T12">&gt; data("bodyfat", package="mboost")</text:span></text:p>
      <text:p text:style-name="P50"><text:tab/>&gt; myFormula &lt;- DEXfat ~ age + waistcirc + hipcirc + elbowbreadth + kneebreadth</text:p>
      <text:p text:style-name="P50"><text:tab/>&gt; bodyfat.glm &lt;- glm(myFormula, family = gaussian("log"), data = bodyfat)</text:p>
      <text:p text:style-name="P50"><text:tab/>&gt; summary(bodyfat.glm)</text:p>
      <text:p text:style-name="P33"/>
      <text:p text:style-name="P33"/>
      <text:p text:style-name="P38"/>
      <text:p text:style-name="P26"/>
      <text:p text:style-name="P26"/>
      <text:p text:style-name="P48"><text:span text:style-name="T9"><text:s/></text:span><text:span text:style-name="T32">Modèle d’appétence : Prédire les migrations prépayé =&gt; post payé</text:span></text:p>
      <text:p text:style-name="P2"/>
      <text:p text:style-name="P54"><text:tab/>Les offres mobiles <text:span text:style-name="T19">Méditel</text:span> sont classés en deux classes : des formules <text:span text:style-name="T21">pré-payées</text:span> et des formules <text:span text:style-name="T21">post-payées</text:span><text:span text:style-name="T20">. Le client (la ligne) peut changer de formule à un certain temps t pour une raison ou plusieurs. L’univers indéterministe des raisons de migration d’une formule à une autre fait appelle à la un modèle d’appétence pour pouvoir modéliser ce phénomène vis à vis du comportement des lignes pendant leur service. Une migration détermine à ce niveau le changement de la formule prépayée d’une ligne vers une autre post-payée sans pour une ligne active. </text:span></text:p>
      <text:p text:style-name="P10"/>
      <text:p text:style-name="P9"><text:span text:style-name="T20">Les techniques de modélisation utilisées sont des méthodes supervisées, basées sur un historique de 12 mois d’activité de lignes qui ont ou n’ont pas migré. L’apprentissage se fera sur un échantillon stratifié de la population, et se basera sur le comportement des lignes en prenant plusieurs variables en considération </text:span><text:span text:style-name="T15">(</text:span><text:span text:style-name="T16">montant mensuel rechargé</text:span><text:span text:style-name="T15">, Trafic </text:span><text:span text:style-name="T16">moyen national</text:span><text:span text:style-name="T15">, Trafic </text:span><text:span text:style-name="T16">moyen international</text:span><text:span text:style-name="T15">, Data, Passes, CRC, Ancienneté, Nombre </text:span><text:span text:style-name="T16">d'a</text:span><text:span text:style-name="T15">ppelants, </text:span><text:span text:style-name="T16">nombre d'appelés</text:span><text:span text:style-name="T15">, Suspensions..). </text:span></text:p>
      <text:p text:style-name="P11"/>
      <text:p text:style-name="P11">Définition de la variable cible :<text:line-break/>La cible présente la variable que l’on souhaite modéliser. Cette variable <text:soft-page-break/>correspond à un comportement. Dans le cas de la migration, le comportement que l’on souhaite modéliser est le changement d’offre d’une ligne passant d’une formule prépayée à une formule post-payée <text:span text:style-name="T33">représentée par une des 3 classes disponibles dans le parc méditel</text:span>. <text:line-break/>Nom de la variable : Plan_Cible_Catego</text:p>
      <text:p text:style-name="P12">Valeurs : ''Meditel Abonnement'', ''Pack Hany'', ''Pack Illimité'' ou ''Non migrant'' dans le cas de non migration.</text:p>
      <text:p text:style-name="P2"/>
      <table:table table:name="Table1" table:style-name="Table1">
        <table:table-column table:style-name="Table1.A"/>
        <table:table-column table:style-name="Table1.B"/>
        <table:table-row>
          <table:table-cell table:style-name="Table1.A1" office:value-type="string">
            <text:p text:style-name="P52">Modèle</text:p>
          </table:table-cell>
          <table:table-cell table:style-name="Table1.B1" office:value-type="string">
            <text:p text:style-name="P52">Prédiction migration Pré-payé→ Post-payé</text:p>
          </table:table-cell>
        </table:table-row>
        <table:table-row>
          <table:table-cell table:style-name="Table1.A2" office:value-type="string">
            <text:p text:style-name="P52">Principes du modèle </text:p>
          </table:table-cell>
          <table:table-cell table:style-name="Table1.B2" office:value-type="string">
            <text:list xml:id="list6747157759920234226" text:style-name="L7">
              <text:list-item>
                <text:p text:style-name="P82">Arbre de décision</text:p>
              </text:list-item>
              <text:list-item>
                <text:p text:style-name="P82">Régression</text:p>
              </text:list-item>
              <text:list-item>
                <text:p text:style-name="P82">Foret (Random Forest) </text:p>
              </text:list-item>
            </text:list>
          </table:table-cell>
        </table:table-row>
        <table:table-row>
          <table:table-cell table:style-name="Table1.A2" office:value-type="string">
            <text:p text:style-name="P52">Historique d’apprentissage</text:p>
          </table:table-cell>
          <table:table-cell table:style-name="Table1.B2" office:value-type="string">
            <text:p text:style-name="P51">12 mois d’activité : Du 15 Mar 2014 au 16 Fev 2015</text:p>
          </table:table-cell>
        </table:table-row>
        <table:table-row>
          <table:table-cell table:style-name="Table1.A2" office:value-type="string">
            <text:p text:style-name="P52">Variable à prédire</text:p>
          </table:table-cell>
          <table:table-cell table:style-name="Table1.B2" office:value-type="string">
            <text:p text:style-name="P51">Migration_prep_pos : 0 ou 1 </text:p>
            <text:list xml:id="list3690314633605639018" text:style-name="L8">
              <text:list-item>
                <text:p text:style-name="P66">''Meditel Abonnement''</text:p>
              </text:list-item>
              <text:list-item>
                <text:p text:style-name="P66">''Pack Hany''</text:p>
              </text:list-item>
              <text:list-item>
                <text:p text:style-name="P66">''Pack Illimité'' </text:p>
              </text:list-item>
              <text:list-item>
                <text:p text:style-name="P66">''Non migrant''</text:p>
              </text:list-item>
            </text:list>
          </table:table-cell>
        </table:table-row>
        <table:table-row>
          <table:table-cell table:style-name="Table1.A2" office:value-type="string">
            <text:p text:style-name="P52">Variables macros de comportement</text:p>
          </table:table-cell>
          <table:table-cell table:style-name="Table1.B2" office:value-type="string">
            <text:list xml:id="list404807968620394793" text:style-name="L9">
              <text:list-item>
                <text:p text:style-name="P83">MM<text:span text:style-name="T33">P</text:span>R (montant mensuel rechargé) </text:p>
              </text:list-item>
              <text:list-item>
                <text:p text:style-name="P85">Ancieneté </text:p>
              </text:list-item>
              <text:list-item>
                <text:p text:style-name="P83">Trafic_<text:span text:style-name="T36">national_out</text:span></text:p>
              </text:list-item>
              <text:list-item>
                <text:p text:style-name="P85">Trafic_intern_out</text:p>
              </text:list-item>
              <text:list-item>
                <text:p text:style-name="P83">Data</text:p>
              </text:list-item>
              <text:list-item>
                <text:p text:style-name="P83">Passes </text:p>
              </text:list-item>
              <text:list-item>
                <text:p text:style-name="P84">Nombre d’appelants</text:p>
              </text:list-item>
              <text:list-item>
                <text:p text:style-name="P84">Nombre d’appel<text:span text:style-name="T33">és</text:span></text:p>
              </text:list-item>
            </text:list>
          </table:table-cell>
        </table:table-row>
      </table:table>
      <text:p text:style-name="P17"><text:s/></text:p>
      <text:p text:style-name="P17">II – Préparation des données :</text:p>
      <text:p text:style-name="P17"><text:tab/><text:span text:style-name="T24">L’apprentissage du modèle se fera sur un échantillon stratifié de la population qui représente les lignes actifs sur la période entre le 15 mars 2014 et le 16 février 2015. </text:span><text:span text:style-name="T25">Stratifié </text:span><text:span text:style-name="T24">de tel sorte que le pourcentage de la migration dans cet échantillon sera le même </text:span><text:span text:style-name="T25">pour toutes les classes de la variable cible</text:span><text:span text:style-name="T24">. Les étapes de la préparation des données sont comme suit :</text:span></text:p>
      <text:p text:style-name="P22"/>
      <text:list xml:id="list8203605828762538018" text:style-name="L10">
        <text:list-item>
          <text:p text:style-name="P70">Extraction et préparation des données depuis toutes les bases concernées. </text:p>
        </text:list-item>
        <text:list-item>
          <text:p text:style-name="P70">Création d’une table groupant les informations par numéro de la ligne.</text:p>
        </text:list-item>
        <text:list-item>
          <text:p text:style-name="P71">Choix et création des variables d'analyse.</text:p>
        </text:list-item>
        <text:list-item>
          <text:p text:style-name="P70">Calcule de la variable de décision de toutes la population. </text:p>
        </text:list-item>
        <text:list-item>
          <text:p text:style-name="P70">Échantillonnage de la population.</text:p>
        </text:list-item>
        <text:list-item>
          <text:p text:style-name="P72">Préservation des enregistrements dédiés à l'apprentissage.</text:p>
        </text:list-item>
      </text:list>
      <text:p text:style-name="P22"/>
      <text:p text:style-name="P18"/>
      <text:p text:style-name="P23">Extraction et préparation des données depuis toutes les bases concernées :</text:p>
      <text:p text:style-name="P23"/>
      <text:p text:style-name="P5">Cette phase consiste à consulter le data warehouse et les datamarts concernant les informations des lignes prépayées en prenant en compte les variables d’analyse <text:soft-page-break/>cherchées. Ces informations doivent être groupées dans une table affin de passer à la transformation des données pour les préparer à la phase analytique. <text:line-break/>Les tables concernées : <text:span text:style-name="T33">DMRT_OCT14, DMRT_OCT15, DMRT_FEV16, DMRT_AVRT15 ...</text:span></text:p>
      <text:p text:style-name="P4"><text:span text:style-name="T13">La table cible : - </text:span><text:span text:style-name="T14">Migrated_Model_DATA</text:span><text:line-break/> <text:s text:c="2"/></text:p>
      <text:p text:style-name="P23"/>
      <text:p text:style-name="P23">Création d’une table groupant les données des autres tables</text:p>
      <text:p text:style-name="P23"/>
      <text:p text:style-name="P5">La table prépayée étant prête il s’agit maintenant de voir les lignes qui ont déjà migré vers le post payés pendant les 12 mois d’analyse. Ces lignes qui seront identifiées comme étant l’intersection de cette table avec la table des lignes migrantes de la même période.</text:p>
      <text:p text:style-name="P6">Cette étape se fera en appelant le scripte 'préparation de données.R' qui contient des fonctions d'importations qui gère le format du datawarehouse et le transforme en format exploitable sous R. </text:p>
      <text:p text:style-name="P6">Ainsi les tables en format texte plat serons pris par R comme étant des objets de la <text:s/></text:p>
      <text:p text:style-name="P6"/>
      <text:p text:style-name="P23"/>
      <text:p text:style-name="P23"><text:span text:style-name="T34">Choix et création de variables d'analyse</text:span></text:p>
      <text:p text:style-name="P23"/>
      <text:p text:style-name="P7"><text:span text:style-name="T35">Les données disponibles dans les dataframes importés depuis les datamarts sont exploitables dans l'analyse en calculant des valeurs statistiques pour représenter un comportement d'une ligne</text:span>.</text:p>
      <text:p text:style-name="P8">La fonction <text:span text:style-name="T19">data_model() </text:span><text:span text:style-name="T17">du scripte 'Preparation des données.R' veille à calculer les variables suivantes :</text:span></text:p>
      <text:p text:style-name="P61"><text:span text:style-name="T17"><draw:frame draw:style-name="fr1" draw:name="Object6" text:anchor-type="as-char" svg:y="-0.5083in" svg:width="1.8772in" svg:height="0.922in" draw:z-index="9"><draw:object xlink:href="./Object 10" xlink:type="simple" xlink:show="embed" xlink:actuate="onLoad"/><draw:image xlink:href="./ObjectReplacements/Object 10" xlink:type="simple" xlink:show="embed" xlink:actuate="onLoad"/></draw:frame></text:span></text:p>
      <text:p text:style-name="P61"><text:span text:style-name="T18">Montant moyen par recharge</text:span></text:p>
      <text:p text:style-name="P61"><text:span text:style-name="T18"/></text:p>
      <text:p text:style-name="P61"><text:span text:style-name="T18"><draw:frame draw:style-name="fr1" draw:name="Object7" text:anchor-type="as-char" svg:y="-0.5083in" svg:width="3.7835in" svg:height="0.922in" draw:z-index="10"><draw:object xlink:href="./Object 11" xlink:type="simple" xlink:show="embed" xlink:actuate="onLoad"/><draw:image xlink:href="./ObjectReplacements/Object 11" xlink:type="simple" xlink:show="embed" xlink:actuate="onLoad"/></draw:frame></text:span></text:p>
      <text:p text:style-name="P61"><text:span text:style-name="T18">durée moyenne d'un appel national</text:span></text:p>
      <text:p text:style-name="P61"><text:span text:style-name="T18"/></text:p>
      <text:p text:style-name="P61"><text:span text:style-name="T17"><draw:frame draw:style-name="fr1" draw:name="Object8" text:anchor-type="as-char" svg:y="-0.5083in" svg:width="3.7319in" svg:height="0.922in" draw:z-index="11"><draw:object xlink:href="./Object 12" xlink:type="simple" xlink:show="embed" xlink:actuate="onLoad"/><draw:image xlink:href="./ObjectReplacements/Object 12" xlink:type="simple" xlink:show="embed" xlink:actuate="onLoad"/></draw:frame></text:span><text:span text:style-name="T17"> </text:span></text:p>
      <text:p text:style-name="P61"><text:span text:style-name="T18">durée moyenne d'un appel international</text:span></text:p>
      <text:p text:style-name="P61"><text:span text:style-name="T18"/></text:p>
      <text:p text:style-name="P61"><text:span text:style-name="T18"><draw:frame draw:style-name="fr1" draw:name="Object9" text:anchor-type="as-char" svg:y="-0.5083in" svg:width="3.4854in" svg:height="0.6575in" draw:z-index="12"><draw:object xlink:href="./Object 13" xlink:type="simple" xlink:show="embed" xlink:actuate="onLoad"/><draw:image xlink:href="./ObjectReplacements/Object 13" xlink:type="simple" xlink:show="embed" xlink:actuate="onLoad"/></draw:frame></text:span></text:p>
      <text:p text:style-name="P61"><text:span text:style-name="T18">Volume moyen de data consomé</text:span></text:p>
      <text:p text:style-name="P64"/>
      <text:p text:style-name="P61"><text:span text:style-name="T17"><draw:frame draw:style-name="fr1" draw:name="Object10" text:anchor-type="as-char" svg:y="-0.5083in" svg:width="3.9283in" svg:height="0.6575in" draw:z-index="13"><draw:object xlink:href="./Object 14" xlink:type="simple" xlink:show="embed" xlink:actuate="onLoad"/><draw:image xlink:href="./ObjectReplacements/Object 14" xlink:type="simple" xlink:show="embed" xlink:actuate="onLoad"/></draw:frame></text:span><text:span text:style-name="T17"> <text:s/></text:span></text:p>
      <text:p text:style-name="P61"><text:span text:style-name="T18">Nombre moyen d'appelants</text:span></text:p>
      <text:p text:style-name="P61"><text:soft-page-break/><text:span text:style-name="T18"/></text:p>
      <text:p text:style-name="P61"><text:span text:style-name="T17"><draw:frame draw:style-name="fr1" draw:name="Object11" text:anchor-type="as-char" svg:y="-0.5083in" svg:width="3.5217in" svg:height="0.6575in" draw:z-index="14"><draw:object xlink:href="./Object 15" xlink:type="simple" xlink:show="embed" xlink:actuate="onLoad"/><draw:image xlink:href="./ObjectReplacements/Object 15" xlink:type="simple" xlink:show="embed" xlink:actuate="onLoad"/></draw:frame></text:span></text:p>
      <text:p text:style-name="P61"><text:span text:style-name="T18">Nombre moyen d’appelés </text:span></text:p>
      <text:p text:style-name="P61"><text:span text:style-name="T18"/></text:p>
      <text:p text:style-name="P61"><text:span text:style-name="T17"><draw:frame draw:style-name="fr1" draw:name="Object12" text:anchor-type="as-char" svg:y="-0.5083in" svg:width="2.3902in" svg:height="0.6575in" draw:z-index="15"><draw:object xlink:href="./Object 16" xlink:type="simple" xlink:show="embed" xlink:actuate="onLoad"/><draw:image xlink:href="./ObjectReplacements/Object 16" xlink:type="simple" xlink:show="embed" xlink:actuate="onLoad"/></draw:frame></text:span></text:p>
      <text:p text:style-name="P61"><text:span text:style-name="T18">Nombre moyen de passes *3</text:span></text:p>
      <text:p text:style-name="P61"><text:span text:style-name="T18"/></text:p>
      <text:p text:style-name="P61"><text:span text:style-name="T17"><draw:frame draw:style-name="fr1" draw:name="Object13" text:anchor-type="as-char" svg:y="-0.5083in" svg:width="2.3854in" svg:height="0.6575in" draw:z-index="16"><draw:object xlink:href="./Object 17" xlink:type="simple" xlink:show="embed" xlink:actuate="onLoad"/><draw:image xlink:href="./ObjectReplacements/Object 17" xlink:type="simple" xlink:show="embed" xlink:actuate="onLoad"/></draw:frame></text:span></text:p>
      <text:p text:style-name="P61"><text:span text:style-name="T18">Nombre moyen de passe *1</text:span></text:p>
      <text:p text:style-name="P65"/>
      <text:p text:style-name="P63"/>
      <text:p text:style-name="P23"/>
      <text:p text:style-name="P23">Calcule de la variable de décision de toutes la population</text:p>
      <text:p text:style-name="P23"/>
      <text:p text:style-name="P62">Pour obtenir la variable de décision il faut juste ségmenter les offres cibles de migration de tel sorte à avoir les classes: 'Pack Hany', 'Meditel Abonnement' et le 'Pack Illimité'. Et pour les lignes qui n'ont pas migré on aura la classe 'Non Migrant'.</text:p>
      <text:p text:style-name="P62">Les datamarts contient une indication aux plans cibles avec des codes qui peuvent etre groupés de sorte :</text:p>
      <text:p text:style-name="P62"/>
      <text:p text:style-name="P62"><text:s text:c="2"/>han<text:span text:style-name="T37">y</text:span>&lt;- c("417","418","408","517")</text:p>
      <text:p text:style-name="P62"><text:s text:c="2"/>Illimite &lt;- c("462","464","463","465","520","518","457","458","459")</text:p>
      <text:p text:style-name="P62"><text:s text:c="2"/>Meditel_Abon &lt;- c("359","421","425","420","360","385","361","423","362","387","365") <text:s/></text:p>
      <text:p text:style-name="P62"/>
      <text:p text:style-name="P62">Avec ces vecteurs on ségmente les lignes dans ces trois catégories et on associe 'Non Migrant' aux autres. </text:p>
      <text:p text:style-name="P77"/>
      <text:p text:style-name="P23">Calcule du pourcentage de migration de toute la population. </text:p>
      <text:p text:style-name="P23"/>
      <text:p text:style-name="P23">Échantillonnage de la population</text:p>
      <text:p text:style-name="P23"/>
      <text:p text:style-name="P5">La phase d’échantillonnage a plusieurs objectifs :</text:p>
      <text:p text:style-name="P5">- Réduire la volumétrie pour la phase de modélisation, car le travail sur le datamart en entier nécessiterait un temps de traitement très important et des ressources énormes. <text:line-break/>- Stratifier sur la variable cible car elle est sous représentée dans la population (<text:span text:style-name="T37">25% Hany, </text:span><text:s/><text:span text:style-name="T38">25% Illimité, 25% Meditel abonnement</text:span> et <text:span text:style-name="T38">25</text:span>% non migrants) . Et effectuer un échantillonnage non stratifié sur la cible implique que l’on aura un volume de données plus faible mais que la partition sera la même. Une manière d’avoir un bon set de données pour l’apprentissage c’est appliquer le sur échantillonnage (<text:span text:style-name="T37">over-</text:span>sampling) qui consiste à sur représenter la variable cible dans l’échantillon à avoir le même pourcentage de ces deux valeurs dans l’échantillon.</text:p>
      <text:p text:style-name="P5">- Créer un échantillon d’apprentissage et un échantillon de validation. Training sample va permettre de construire le modèle d’appétence. Ce modèle sera appliqué pour prédire sur l’échantillon de validation affin de tester les performances du modèle. <text:line-break/> <text:s text:c="3"/></text:p>
      <text:p text:style-name="P23">Comparaison de l’échantillon avec la population mère. </text:p>
      <text:p text:style-name="P19"/>
      <text:p text:style-name="P24"/>
      <text:p text:style-name="P24"><text:soft-page-break/></text:p>
      <text:p text:style-name="P24"/>
      <text:p text:style-name="P24"/>
      <text:p text:style-name="P24"/>
      <text:p text:style-name="P24"/>
      <text:p text:style-name="P24"/>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MSLTT10" svg:font-family="CMSLTT10"/>
    <style:font-face style:name="Consolas" svg:font-family="Consolas, 'Liberation Mono', Menlo, Courier, monospace"/>
    <style:font-face style:name="Mangal1" svg:font-family="Mangal"/>
    <style:font-face style:name="Open Sans" svg:font-family="'Open Sans', sans-serif"/>
    <style:font-face style:name="Courier New" svg:font-family="'Courier New', 'Courier New'" style:font-family-generic="roman"/>
    <style:font-face style:name="sans-serif" svg:font-family="sans-serif" style:font-family-generic="swiss"/>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imSun1"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Courier New" fo:font-family="'Courier New', 'Courier New'" style:font-family-generic="roman" fo:font-size="12pt" style:font-name-asian="Courier New" style:font-family-asian="'Courier New', 'Courier New'" style:font-family-generic-asian="roman" style:font-size-asian="12pt" style:font-name-complex="Courier New" style:font-family-complex="'Courier New', 'Courier New'" style:font-family-generic-complex="roman"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2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09:40:49.751000000</meta:creation-date>
    <dc:date>2016-05-13T16:38:07.697142009</dc:date>
    <meta:editing-duration>PT13H4M31S</meta:editing-duration>
    <meta:editing-cycles>53</meta:editing-cycles>
    <meta:generator>LibreOffice/4.2.8.2$Linux_X86_64 LibreOffice_project/420m0$Build-2</meta:generator>
    <dc:creator>goldenF15H </dc:creator>
    <meta:document-statistic meta:table-count="1" meta:image-count="0" meta:object-count="17" meta:page-count="11" meta:paragraph-count="218" meta:word-count="3910" meta:character-count="25495" meta:non-whitespace-character-count="21644"/>
  </office:meta>
</office:document-meta>
</file>

<file path=Object 1/content.xml><?xml version="1.0" encoding="utf-8"?>
<math xmlns="http://www.w3.org/1998/Math/MathML" display="block">
  <semantics>
    <mrow>
      <mi>m</mi>
      <mo stretchy="false">&lt;</mo>
      <msqrt>
        <mi>p</mi>
      </msqrt>
    </mrow>
    <annotation encoding="StarMath 5.0">m &lt; sqrt{p} </annotation>
  </semantics>
</math>
</file>

<file path=Object 10/content.xml><?xml version="1.0" encoding="utf-8"?>
<math xmlns="http://www.w3.org/1998/Math/MathML" display="block">
  <semantics>
    <mrow>
      <mi mathvariant="italic">MMPR</mi>
      <mo stretchy="false">=</mo>
      <mfrac>
        <mrow>
          <mrow>
            <munderover>
              <mo stretchy="false">∑</mo>
              <mn>1</mn>
              <mn>6</mn>
            </munderover>
            <mi mathvariant="italic">RECH</mi>
          </mrow>
          <mi mathvariant="italic">MNT</mi>
          <mi>i</mi>
        </mrow>
        <mrow>
          <mrow>
            <munderover>
              <mo stretchy="false">∑</mo>
              <mn>1</mn>
              <mn>6</mn>
            </munderover>
            <mi mathvariant="italic">RECH</mi>
          </mrow>
          <mi mathvariant="italic">NBR</mi>
          <mi>i</mi>
        </mrow>
      </mfrac>
    </mrow>
    <annotation encoding="StarMath 5.0">MMPR = { sum from{1} to{6} RECH MNT i } over {sum from{1} to{6} RECH NBR i} </annotation>
  </semantics>
</math>
</file>

<file path=Object 11/content.xml><?xml version="1.0" encoding="utf-8"?>
<math xmlns="http://www.w3.org/1998/Math/MathML" display="block">
  <semantics>
    <mrow>
      <mi mathvariant="italic">OB</mi>
      <mi mathvariant="italic">CALL</mi>
      <mi mathvariant="italic">BASE</mi>
      <mi mathvariant="italic">PER</mi>
      <mrow>
        <mi mathvariant="italic">CALL</mi>
        <mo stretchy="false">=</mo>
        <mfrac>
          <mrow>
            <mrow>
              <munderover>
                <mo stretchy="false">∑</mo>
                <mn>1</mn>
                <mn>6</mn>
              </munderover>
              <mi mathvariant="italic">OB</mi>
            </mrow>
            <mi mathvariant="italic">CALL</mi>
            <mi mathvariant="italic">DUR</mi>
            <mi mathvariant="italic">BASE</mi>
            <mi>i</mi>
          </mrow>
          <mrow>
            <mrow>
              <munderover>
                <mo stretchy="false">∑</mo>
                <mn>1</mn>
                <mn>6</mn>
              </munderover>
              <mi mathvariant="italic">OB</mi>
            </mrow>
            <mi mathvariant="italic">CALL</mi>
            <mi mathvariant="italic">CNT</mi>
            <mi mathvariant="italic">BASE</mi>
            <mi>i</mi>
          </mrow>
        </mfrac>
      </mrow>
    </mrow>
    <annotation encoding="StarMath 5.0">OB CALL BASE PER CALL = { sum from{1} to{6} OB CALL DUR BASE i } over {sum from{1} to{6} OB CALL CNT BASE i} </annotation>
  </semantics>
</math>
</file>

<file path=Object 12/content.xml><?xml version="1.0" encoding="utf-8"?>
<math xmlns="http://www.w3.org/1998/Math/MathML" display="block">
  <semantics>
    <mrow>
      <mi mathvariant="italic">OB</mi>
      <mi mathvariant="italic">CALL</mi>
      <mi mathvariant="italic">INTR</mi>
      <mi mathvariant="italic">PER</mi>
      <mrow>
        <mi mathvariant="italic">CALL</mi>
        <mo stretchy="false">=</mo>
        <mfrac>
          <mrow>
            <mrow>
              <munderover>
                <mo stretchy="false">∑</mo>
                <mn>1</mn>
                <mn>6</mn>
              </munderover>
              <mi mathvariant="italic">OB</mi>
            </mrow>
            <mi mathvariant="italic">CALL</mi>
            <mi mathvariant="italic">DUR</mi>
            <mi mathvariant="italic">INTR</mi>
            <mi>i</mi>
          </mrow>
          <mrow>
            <mrow>
              <munderover>
                <mo stretchy="false">∑</mo>
                <mn>1</mn>
                <mn>6</mn>
              </munderover>
              <mi mathvariant="italic">OB</mi>
            </mrow>
            <mi mathvariant="italic">CALL</mi>
            <mi mathvariant="italic">CNT</mi>
            <mi mathvariant="italic">INTR</mi>
            <mi>i</mi>
          </mrow>
        </mfrac>
      </mrow>
    </mrow>
    <annotation encoding="StarMath 5.0">OB CALL INTR PER CALL = { sum from{1} to{6} OB CALL DUR INTR i } over {sum from{1} to{6} OB CALL CNT INTR i} </annotation>
  </semantics>
</math>
</file>

<file path=Object 13/content.xml><?xml version="1.0" encoding="utf-8"?>
<math xmlns="http://www.w3.org/1998/Math/MathML" display="block">
  <semantics>
    <mrow>
      <mi mathvariant="italic">AVG</mi>
      <mrow>
        <mi mathvariant="italic">DATA</mi>
        <mo stretchy="false">=</mo>
        <mfrac>
          <mrow>
            <mrow>
              <munderover>
                <mo stretchy="false">∑</mo>
                <mn>1</mn>
                <mn>6</mn>
              </munderover>
              <mi mathvariant="italic">VOLUME</mi>
            </mrow>
            <mi mathvariant="italic">TOTAL</mi>
            <mi mathvariant="italic">NAVIGATION</mi>
            <mi>i</mi>
          </mrow>
          <mn>6</mn>
        </mfrac>
      </mrow>
    </mrow>
    <annotation encoding="StarMath 5.0">AVG DATA = { sum from{1} to{6} VOLUME TOTAL NAVIGATION i } over {6} </annotation>
  </semantics>
</math>
</file>

<file path=Object 14/content.xml><?xml version="1.0" encoding="utf-8"?>
<math xmlns="http://www.w3.org/1998/Math/MathML" display="block">
  <semantics>
    <mrow>
      <mi mathvariant="italic">AVG</mi>
      <mrow>
        <mi mathvariant="italic">APPELANTS</mi>
        <mo stretchy="false">=</mo>
        <mfrac>
          <mrow>
            <mrow>
              <munderover>
                <mo stretchy="false">∑</mo>
                <mn>1</mn>
                <mn>6</mn>
              </munderover>
              <mi mathvariant="italic">NBRE</mi>
            </mrow>
            <mi mathvariant="italic">DISTINCT</mi>
            <mi mathvariant="italic">APPELANTS</mi>
            <mi>i</mi>
          </mrow>
          <mn>6</mn>
        </mfrac>
      </mrow>
    </mrow>
    <annotation encoding="StarMath 5.0">AVG APPELANTS = { sum from{1} to{6} NBRE DISTINCT APPELANTS   i } over {6} </annotation>
  </semantics>
</math>
</file>

<file path=Object 15/content.xml><?xml version="1.0" encoding="utf-8"?>
<math xmlns="http://www.w3.org/1998/Math/MathML" display="block">
  <semantics>
    <mrow>
      <mi mathvariant="italic">AVG</mi>
      <mrow>
        <mi mathvariant="italic">APPELES</mi>
        <mo stretchy="false">=</mo>
        <mfrac>
          <mrow>
            <mrow>
              <munderover>
                <mo stretchy="false">∑</mo>
                <mn>1</mn>
                <mn>6</mn>
              </munderover>
              <mi mathvariant="italic">NBRE</mi>
            </mrow>
            <mi mathvariant="italic">DISTINCT</mi>
            <mi mathvariant="italic">APPELES</mi>
            <mi>i</mi>
          </mrow>
          <mn>6</mn>
        </mfrac>
      </mrow>
    </mrow>
    <annotation encoding="StarMath 5.0">AVG APPELES = { sum from{1} to{6} NBRE DISTINCT APPELES  i } over {6} </annotation>
  </semantics>
</math>
</file>

<file path=Object 16/content.xml><?xml version="1.0" encoding="utf-8"?>
<math xmlns="http://www.w3.org/1998/Math/MathML" display="block">
  <semantics>
    <mrow>
      <mi mathvariant="italic">AVG</mi>
      <mi mathvariant="italic">PASS</mi>
      <mrow>
        <mn>3</mn>
        <mo stretchy="false">=</mo>
        <mfrac>
          <mrow>
            <mrow>
              <munderover>
                <mo stretchy="false">∑</mo>
                <mn>1</mn>
                <mn>6</mn>
              </munderover>
              <mi mathvariant="italic">NBRE</mi>
            </mrow>
            <mi mathvariant="italic">PASSES</mi>
            <mn>3</mn>
          </mrow>
          <mn>6</mn>
        </mfrac>
      </mrow>
    </mrow>
    <annotation encoding="StarMath 5.0">AVG PASS 3 = { sum from{1} to{6} NBRE PASSES 3 } over {6} </annotation>
  </semantics>
</math>
</file>

<file path=Object 17/content.xml><?xml version="1.0" encoding="utf-8"?>
<math xmlns="http://www.w3.org/1998/Math/MathML" display="block">
  <semantics>
    <mrow>
      <mi mathvariant="italic">AVG</mi>
      <mi mathvariant="italic">PASS</mi>
      <mrow>
        <mn>1</mn>
        <mo stretchy="false">=</mo>
        <mfrac>
          <mrow>
            <mrow>
              <munderover>
                <mo stretchy="false">∑</mo>
                <mn>1</mn>
                <mn>6</mn>
              </munderover>
              <mi mathvariant="italic">NBRE</mi>
            </mrow>
            <mi mathvariant="italic">PASSES</mi>
            <mn>1</mn>
          </mrow>
          <mn>6</mn>
        </mfrac>
      </mrow>
    </mrow>
    <annotation encoding="StarMath 5.0">AVG PASS 1 = { sum from{1} to{6} NBRE PASSES 1 } over {6} </annotation>
  </semantics>
</math>
</file>

<file path=Object 2/content.xml><?xml version="1.0" encoding="utf-8"?>
<math xmlns="http://www.w3.org/1998/Math/MathML" display="block">
  <semantics>
    <mrow>
      <mrow>
        <mo stretchy="false">−</mo>
        <mi mathvariant="normal">Σ</mi>
      </mrow>
      <mi>P</mi>
      <mrow>
        <mo fence="true" stretchy="false">(</mo>
        <mrow>
          <mrow>
            <msub>
              <mi>C</mi>
              <mi>i</mi>
            </msub>
            <mo stretchy="false">/</mo>
            <mi>D</mi>
          </mrow>
        </mrow>
        <mo fence="true" stretchy="false">)</mo>
      </mrow>
      <mn>.</mn>
      <msub>
        <mi>log</mi>
        <mi>k</mi>
      </msub>
      <mrow>
        <mo fence="true" stretchy="false">(</mo>
        <mrow>
          <mrow>
            <mi>P</mi>
            <mrow>
              <mo fence="true" stretchy="false">(</mo>
              <mrow>
                <mrow>
                  <msub>
                    <mi>C</mi>
                    <mi>i</mi>
                  </msub>
                  <mo stretchy="false">/</mo>
                  <mi>D</mi>
                </mrow>
              </mrow>
              <mo fence="true" stretchy="false">)</mo>
            </mrow>
          </mrow>
        </mrow>
        <mo fence="true" stretchy="false">)</mo>
      </mrow>
    </mrow>
    <annotation encoding="StarMath 5.0">- %SIGMA P(  C_i / D  ).log_{k}(  P(  C_i / D  ) )
</annotation>
  </semantics>
</math>
</file>

<file path=Object 3/content.xml><?xml version="1.0" encoding="utf-8"?>
<math xmlns="http://www.w3.org/1998/Math/MathML" display="block">
  <semantics>
    <mrow>
      <mi>P</mi>
      <mrow>
        <mrow>
          <mo fence="true" stretchy="false">(</mo>
          <mrow>
            <mrow>
              <msub>
                <mi>C</mi>
                <mi>i</mi>
              </msub>
              <mo stretchy="false">/</mo>
              <mi>D</mi>
            </mrow>
          </mrow>
          <mo fence="true" stretchy="false">)</mo>
        </mrow>
        <mo stretchy="false">=</mo>
        <mfrac>
          <mi>i</mi>
          <mi>n</mi>
        </mfrac>
      </mrow>
    </mrow>
    <annotation encoding="StarMath 5.0"> P(  C_i / D  )= i over n
  </annotation>
  </semantics>
</math>
</file>

<file path=Object 4/content.xml><?xml version="1.0" encoding="utf-8"?>
<math xmlns="http://www.w3.org/1998/Math/MathML" display="block">
  <semantics>
    <mrow>
      <mi>H</mi>
      <mrow>
        <mrow>
          <mo fence="true" stretchy="false">(</mo>
          <mrow>
            <mrow>
              <msub>
                <mi>D</mi>
                <mi>L</mi>
              </msub>
              <mo stretchy="false">∨</mo>
              <msub>
                <mi>D</mi>
                <mi>R</mi>
              </msub>
            </mrow>
          </mrow>
          <mo fence="true" stretchy="false">)</mo>
        </mrow>
        <mo stretchy="false">=</mo>
        <mfrac>
          <msub>
            <mi>D</mi>
            <mi>L</mi>
          </msub>
          <mi>D</mi>
        </mfrac>
      </mrow>
      <mi>H</mi>
      <mrow>
        <mrow>
          <mo fence="true" stretchy="false">(</mo>
          <mrow>
            <msub>
              <mi>D</mi>
              <mi>L</mi>
            </msub>
          </mrow>
          <mo fence="true" stretchy="false">)</mo>
        </mrow>
        <mo stretchy="false">+</mo>
        <mfrac>
          <msub>
            <mi>D</mi>
            <mi>R</mi>
          </msub>
          <mi>D</mi>
        </mfrac>
      </mrow>
      <mi>H</mi>
      <mrow>
        <mo fence="true" stretchy="false">(</mo>
        <mrow>
          <msub>
            <mi>D</mi>
            <mi>R</mi>
          </msub>
        </mrow>
        <mo fence="true" stretchy="false">)</mo>
      </mrow>
    </mrow>
    <annotation encoding="StarMath 5.0">H(   D_{L} | D_{R} ) = {D_{L}} over {D}H(D_{L}) + {D_{R}} over {D}H( D_{R} )
</annotation>
  </semantics>
</math>
</file>

<file path=Object 5/content.xml><?xml version="1.0" encoding="utf-8"?>
<math xmlns="http://www.w3.org/1998/Math/MathML" display="block">
  <semantics>
    <mrow>
      <mi mathvariant="italic">IG</mi>
      <mrow>
        <mrow>
          <mo fence="true" stretchy="false">(</mo>
          <mrow>
            <mrow>
              <mi>D</mi>
              <mi>,</mi>
              <msub>
                <mi>D</mi>
                <mi>L</mi>
              </msub>
              <mi>,</mi>
              <msub>
                <mi>D</mi>
                <mi>R</mi>
              </msub>
            </mrow>
          </mrow>
          <mo fence="true" stretchy="false">)</mo>
        </mrow>
        <mo stretchy="false">=</mo>
        <mi>H</mi>
      </mrow>
      <mrow>
        <mrow>
          <mo fence="true" stretchy="false">(</mo>
          <mrow>
            <mi>D</mi>
          </mrow>
          <mo fence="true" stretchy="false">)</mo>
        </mrow>
        <mo stretchy="false">−</mo>
        <mi>H</mi>
      </mrow>
      <mrow>
        <mo fence="true" stretchy="false">(</mo>
        <mrow>
          <mrow>
            <msub>
              <mi>D</mi>
              <mi>L</mi>
            </msub>
            <mo stretchy="false">∨</mo>
            <msub>
              <mi>D</mi>
              <mi>R</mi>
            </msub>
          </mrow>
        </mrow>
        <mo fence="true" stretchy="false">)</mo>
      </mrow>
    </mrow>
    <annotation encoding="StarMath 5.0">IG( {D} ,{D}_{L} ,{D}_{R} ) = H( D )- H(   D_{L} | D_{R} ) 
</annotation>
  </semantics>
</math>
</file>

<file path=Object 6/content.xml><?xml version="1.0" encoding="utf-8"?>
<math xmlns="http://www.w3.org/1998/Math/MathML">
  <semantics>
    <mrow>
      <mrow>
        <mi>Y</mi>
        <mo stretchy="false">=</mo>
        <mrow>
          <msub>
            <mi>c</mi>
            <mrow>
              <mn>0</mn>
            </mrow>
          </msub>
          <mo stretchy="false">+</mo>
          <msub>
            <mi>c</mi>
            <mrow>
              <mn>1</mn>
            </mrow>
          </msub>
        </mrow>
      </mrow>
      <mrow>
        <msub>
          <mi>x</mi>
          <mrow>
            <mn>1</mn>
          </mrow>
        </msub>
        <mo stretchy="false">+</mo>
        <msub>
          <mi>c</mi>
          <mrow>
            <mn>2</mn>
          </mrow>
        </msub>
      </mrow>
      <mrow>
        <mrow>
          <msub>
            <mi>x</mi>
            <mrow>
              <mn>2</mn>
            </mrow>
          </msub>
          <mo stretchy="false">+</mo>
          <mn>...</mn>
        </mrow>
        <mo stretchy="false">+</mo>
        <msub>
          <mi>c</mi>
          <mrow>
            <mi>k</mi>
          </mrow>
        </msub>
      </mrow>
      <msub>
        <mi>x</mi>
        <mrow>
          <mi>k</mi>
        </mrow>
      </msub>
    </mrow>
    <annotation encoding="StarMath 5.0">Y = c_{0}+c_{1}x_{1}+c_{2}x_{2}+...+c_{k}x_{k}</annotation>
  </semantics>
</math>
</file>

<file path=Object 7/content.xml><?xml version="1.0" encoding="utf-8"?>
<math xmlns="http://www.w3.org/1998/Math/MathML">
  <semantics>
    <mrow>
      <msub>
        <mi>x</mi>
        <mn>1</mn>
      </msub>
      <mi>,</mi>
      <msub>
        <mi>x</mi>
        <mn>2</mn>
      </msub>
      <mi>,</mi>
      <mn>...</mn>
      <mi>,</mi>
      <msub>
        <mi>x</mi>
        <mi>k</mi>
      </msub>
    </mrow>
    <annotation encoding="StarMath 5.0">x_1 ,x_2 , ... , x_k</annotation>
  </semantics>
</math>
</file>

<file path=Object 8/content.xml><?xml version="1.0" encoding="utf-8"?>
<math xmlns="http://www.w3.org/1998/Math/MathML">
  <semantics>
    <mrow>
      <mi>Y</mi>
    </mrow>
    <annotation encoding="StarMath 5.0">Y</annotation>
  </semantics>
</math>
</file>

<file path=Object 9/content.xml><?xml version="1.0" encoding="utf-8"?>
<math xmlns="http://www.w3.org/1998/Math/MathML">
  <semantics>
    <mrow>
      <mi mathvariant="italic">logit</mi>
      <mrow>
        <mrow>
          <mo stretchy="false">(</mo>
          <mrow>
            <mi>y</mi>
          </mrow>
          <mo stretchy="false">)</mo>
        </mrow>
        <mo stretchy="false">=</mo>
        <mi>ln</mi>
      </mrow>
      <mrow>
        <mrow>
          <mo stretchy="false">(</mo>
          <mrow>
            <mfrac>
              <mrow>
                <mi>y</mi>
              </mrow>
              <mrow>
                <mrow>
                  <mn>1</mn>
                  <mo stretchy="false">−</mo>
                  <mi>y</mi>
                </mrow>
              </mrow>
            </mfrac>
          </mrow>
          <mo stretchy="false">)</mo>
        </mrow>
        <mo stretchy="false">=</mo>
        <mrow>
          <msub>
            <mi>c</mi>
            <mrow>
              <mn>0</mn>
            </mrow>
          </msub>
          <mo stretchy="false">+</mo>
          <msub>
            <mi>c</mi>
            <mrow>
              <mn>1</mn>
            </mrow>
          </msub>
        </mrow>
      </mrow>
      <mrow>
        <msub>
          <mi>x</mi>
          <mrow>
            <mn>1</mn>
          </mrow>
        </msub>
        <mo stretchy="false">+</mo>
        <msub>
          <mi>c</mi>
          <mrow>
            <mn>2</mn>
          </mrow>
        </msub>
      </mrow>
      <mrow>
        <mrow>
          <msub>
            <mi>x</mi>
            <mrow>
              <mn>2</mn>
            </mrow>
          </msub>
          <mo stretchy="false">+</mo>
          <mn>...</mn>
        </mrow>
        <mo stretchy="false">+</mo>
        <msub>
          <mi>c</mi>
          <mrow>
            <mi>k</mi>
          </mrow>
        </msub>
      </mrow>
      <msub>
        <mi>x</mi>
        <mrow>
          <mi>k</mi>
        </mrow>
      </msub>
    </mrow>
    <annotation encoding="StarMath 5.0">logit(y) = ln({y} over {1-y} ) = c_{0}+c_{1}x_{1}+c_{2}x_{2}+...+c_{k}x_{k}</annotation>
  </semantics>
</math>
</file>